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onospace" svg:font-family="Monospace" style:font-family-generic="system" style:font-pitch="fixed"/>
    <style:font-face style:name="sans-serif" svg:font-family="sans-serif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ableColumn3" style:family="table-column">
      <style:table-column-properties style:column-width="5.3458in" style:use-optimal-column-width="false"/>
    </style:style>
    <style:style style:name="Table2" style:family="table">
      <style:table-properties style:width="5.3458in" fo:margin-left="-0.081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none" fo:border-left="0.0208in solid #5B9BD5" fo:border-bottom="none" fo:border-right="none" fo:background-color="#FFFFFF" style:writing-mode="lr-tb" fo:padding-top="0in" fo:padding-left="0.075in" fo:padding-bottom="0in" fo:padding-right="0.075in"/>
    </style:style>
    <style:style style:name="T6" style:parent-style-name="DefaultParagraphFont" style:family="text">
      <style:text-properties fo:color="#2E74B5" fo:font-size="12pt" style:font-size-asian="12pt" style:font-size-complex="12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208in solid #5B9BD5" fo:border-bottom="none" fo:border-right="none" fo:background-color="#FFFFFF" style:writing-mode="lr-tb" fo:padding-top="0in" fo:padding-left="0.075in" fo:padding-bottom="0in" fo:padding-right="0.075in"/>
    </style:style>
    <style:style style:name="P9" style:parent-style-name="NoSpacing" style:family="paragraph">
      <style:paragraph-properties fo:line-height="90%"/>
    </style:style>
    <style:style style:name="T10" style:parent-style-name="DefaultParagraphFont" style:family="text">
      <style:text-properties style:font-name="Calibri Light" fo:color="#5B9BD5" fo:font-size="28pt" style:font-size-asian="28pt" style:font-size-complex="2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208in solid #5B9BD5" fo:border-bottom="none" fo:border-right="none" fo:background-color="#FFFFFF" style:writing-mode="lr-tb" fo:padding-top="0in" fo:padding-left="0.075in" fo:padding-bottom="0in" fo:padding-right="0.075in"/>
    </style:style>
    <style:style style:name="T13" style:parent-style-name="DefaultParagraphFont" style:family="text">
      <style:text-properties fo:color="#2E74B5" fo:font-size="12pt" style:font-size-asian="12pt" style:font-size-complex="12pt"/>
    </style:style>
    <style:style style:name="P14" style:parent-style-name="Normal" style:family="paragraph">
      <style:paragraph-properties>
        <style:tab-stops>
          <style:tab-stop style:type="left" style:position="1.1041in"/>
        </style:tab-stops>
      </style:paragraph-properties>
    </style:style>
    <style:style style:name="P15" style:parent-style-name="Standard" style:master-page-name="MP1" style:family="paragraph">
      <style:paragraph-properties fo:break-before="page"/>
    </style:style>
    <style:style style:name="T16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/>
    </style:style>
    <style:style style:name="T1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8" style:parent-style-name="DefaultParagraphFont" style:family="text">
      <style:text-properties style:font-name="sans-serif" fo:font-size="10pt" style:font-size-asian="10pt" style:font-size-complex="10pt"/>
    </style:style>
    <style:style style:name="T19" style:parent-style-name="DefaultParagraphFont" style:family="text">
      <style:text-properties style:font-name="sans-serif" fo:font-size="10pt" style:font-size-asian="10pt" style:font-size-complex="10pt"/>
    </style:style>
    <style:style style:name="P20" style:parent-style-name="Standard" style:family="paragraph">
      <style:paragraph-properties fo:margin-left="0.0208in" fo:text-indent="-0.25in">
        <style:tab-stops/>
      </style:paragraph-properties>
    </style:style>
    <style:style style:name="T21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/>
    </style:style>
    <style:style style:name="P22" style:parent-style-name="Standard" style:family="paragraph">
      <style:paragraph-properties fo:margin-left="0.0208in" fo:text-indent="-0.25in">
        <style:tab-stops/>
      </style:paragraph-properties>
    </style:style>
    <style:style style:name="T23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24" style:parent-style-name="Standard" style:family="paragraph">
      <style:paragraph-properties fo:margin-left="0.0208in" fo:text-indent="-0.25in">
        <style:tab-stops/>
      </style:paragraph-properties>
    </style:style>
    <style:style style:name="T2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2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27" style:parent-style-name="Standard" style:family="paragraph">
      <style:paragraph-properties fo:margin-left="0.0208in" fo:text-indent="-0.0312in">
        <style:tab-stops/>
      </style:paragraph-properties>
    </style:style>
    <style:style style:name="T2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29" style:parent-style-name="Standard" style:family="paragraph">
      <style:paragraph-properties fo:text-align="start"/>
    </style:style>
    <style:style style:name="T3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31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32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T33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font-style="italic" style:font-style-asian="italic" style:font-style-complex="italic" fo:color="#000000" fo:font-size="7pt" style:font-size-asian="7pt" style:font-size-complex="7pt"/>
    </style:style>
    <style:style style:name="T34" style:parent-style-name="DefaultParagraphFont" style:family="text">
      <style:text-properties style:font-name="Monospace" style:font-name-asian="Monospace" style:font-name-complex="Monospace" fo:font-weight="bold" style:font-weight-asian="bold" style:font-weight-complex="bold" fo:font-style="italic" style:font-style-asian="italic" style:font-style-complex="italic" fo:color="#000000" fo:font-size="7pt" style:font-size-asian="7pt" style:font-size-complex="7pt"/>
    </style:style>
    <style:style style:name="T3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P38" style:parent-style-name="Standard" style:family="paragraph">
      <style:text-properties fo:font-size="7pt" style:font-size-asian="7pt" style:font-size-complex="7pt"/>
    </style:style>
    <style:style style:name="T3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7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8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9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9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9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9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P94" style:parent-style-name="Standard" style:family="paragraph">
      <style:text-properties fo:font-size="7pt" style:font-size-asian="7pt" style:font-size-complex="7pt"/>
    </style:style>
    <style:style style:name="T9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9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9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9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9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0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1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2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3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4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5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6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7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8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19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0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1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2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3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4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5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6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7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8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29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0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1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2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3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4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5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6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7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8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8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8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8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8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8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8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8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P388" style:parent-style-name="Standard" style:family="paragraph">
      <style:text-properties fo:font-size="7pt" style:font-size-asian="7pt" style:font-size-complex="7pt"/>
    </style:style>
    <style:style style:name="T38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39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0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1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2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3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4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5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6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7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8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49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0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1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2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3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4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5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6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7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8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59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0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1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2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P635" style:parent-style-name="Standard" style:family="paragraph">
      <style:text-properties fo:font-size="7pt" style:font-size-asian="7pt" style:font-size-complex="7pt"/>
    </style:style>
    <style:style style:name="T63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3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0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2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3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4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5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6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7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8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49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T650" style:parent-style-name="DefaultParagraphFont" style:family="text">
      <style:text-properties fo:font-size="8pt" style:font-size-asian="8pt" style:font-size-complex="8pt"/>
    </style:style>
    <style:style style:name="T651" style:parent-style-name="DefaultParagraphFont" style:family="text">
      <style:text-properties fo:font-size="8pt" style:font-size-asian="8pt" style:font-size-complex="8pt"/>
    </style:style>
    <style:style style:name="T652" style:parent-style-name="DefaultParagraphFont" style:family="text">
      <style:text-properties fo:font-size="8pt" style:font-size-asian="8pt" style:font-size-complex="8pt" fo:language="en" fo:country="US"/>
    </style:style>
    <style:style style:name="T653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T65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65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656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ableColumn658" style:family="table-column">
      <style:table-column-properties style:column-width="2.2361in" style:use-optimal-column-width="false"/>
    </style:style>
    <style:style style:name="TableColumn659" style:family="table-column">
      <style:table-column-properties style:column-width="2.2361in" style:use-optimal-column-width="false"/>
    </style:style>
    <style:style style:name="TableColumn660" style:family="table-column">
      <style:table-column-properties style:column-width="2.2361in" style:use-optimal-column-width="false"/>
    </style:style>
    <style:style style:name="Table657" style:family="table">
      <style:table-properties style:width="6.7083in" fo:margin-left="-0.0881in" table:align="lef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in" fo:padding-left="0.075in" fo:padding-bottom="0in" fo:padding-right="0.075in"/>
    </style:style>
    <style:style style:name="P663" style:parent-style-name="TableContents" style:family="paragraph">
      <style:paragraph-properties fo:text-align="center"/>
    </style:style>
    <style:style style:name="T66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665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66" style:parent-style-name="TableContents" style:family="paragraph">
      <style:paragraph-properties fo:text-align="center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9" style:parent-style-name="TableContents" style:family="paragraph">
      <style:paragraph-properties fo:text-align="center"/>
    </style:style>
    <style:style style:name="T67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6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672" style:parent-style-name="TableContents" style:family="paragraph">
      <style:paragraph-properties fo:text-align="center"/>
    </style:style>
    <style:style style:name="T67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7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6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78" style:parent-style-name="TableContents" style:family="paragraph">
      <style:paragraph-properties fo:text-align="end"/>
    </style:style>
    <style:style style:name="T67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6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681" style:parent-style-name="TableContents" style:family="paragraph">
      <style:paragraph-properties fo:text-align="end"/>
    </style:style>
    <style:style style:name="T68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8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68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7" style:parent-style-name="TableContents" style:family="paragraph">
      <style:paragraph-properties fo:text-align="end"/>
    </style:style>
    <style:style style:name="T68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6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690" style:parent-style-name="TableContents" style:family="paragraph">
      <style:paragraph-properties fo:text-align="end"/>
    </style:style>
    <style:style style:name="T69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9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6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6" style:parent-style-name="TableContents" style:family="paragraph">
      <style:paragraph-properties fo:text-align="end"/>
    </style:style>
    <style:style style:name="T69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6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699" style:parent-style-name="TableContents" style:family="paragraph">
      <style:paragraph-properties fo:text-align="end"/>
    </style:style>
    <style:style style:name="T70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0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05" style:parent-style-name="TableContents" style:family="paragraph">
      <style:paragraph-properties fo:text-align="end"/>
    </style:style>
    <style:style style:name="T70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08" style:parent-style-name="TableContents" style:family="paragraph">
      <style:paragraph-properties fo:text-align="end"/>
    </style:style>
    <style:style style:name="T70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1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1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14" style:parent-style-name="TableContents" style:family="paragraph">
      <style:paragraph-properties fo:text-align="end"/>
    </style:style>
    <style:style style:name="T71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17" style:parent-style-name="TableContents" style:family="paragraph">
      <style:paragraph-properties fo:text-align="end"/>
    </style:style>
    <style:style style:name="T71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2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23" style:parent-style-name="TableContents" style:family="paragraph">
      <style:paragraph-properties fo:text-align="end"/>
    </style:style>
    <style:style style:name="T72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26" style:parent-style-name="TableContents" style:family="paragraph">
      <style:paragraph-properties fo:text-align="end"/>
    </style:style>
    <style:style style:name="T72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3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3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2" style:parent-style-name="TableContents" style:family="paragraph">
      <style:paragraph-properties fo:text-align="end"/>
    </style:style>
    <style:style style:name="T73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35" style:parent-style-name="TableContents" style:family="paragraph">
      <style:paragraph-properties fo:text-align="end"/>
    </style:style>
    <style:style style:name="T73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3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4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41" style:parent-style-name="TableContents" style:family="paragraph">
      <style:paragraph-properties fo:text-align="end"/>
    </style:style>
    <style:style style:name="T74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44" style:parent-style-name="TableContents" style:family="paragraph">
      <style:paragraph-properties fo:text-align="end"/>
    </style:style>
    <style:style style:name="T74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4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0" style:parent-style-name="TableContents" style:family="paragraph">
      <style:paragraph-properties fo:text-align="end"/>
    </style:style>
    <style:style style:name="T75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5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3" style:parent-style-name="TableContents" style:family="paragraph">
      <style:paragraph-properties fo:text-align="end"/>
    </style:style>
    <style:style style:name="T75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5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9" style:parent-style-name="TableContents" style:family="paragraph">
      <style:paragraph-properties fo:text-align="end"/>
    </style:style>
    <style:style style:name="T76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62" style:parent-style-name="TableContents" style:family="paragraph">
      <style:paragraph-properties fo:text-align="end"/>
    </style:style>
    <style:style style:name="T76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6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8" style:parent-style-name="TableContents" style:family="paragraph">
      <style:paragraph-properties fo:text-align="end"/>
    </style:style>
    <style:style style:name="T76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7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1" style:parent-style-name="TableContents" style:family="paragraph">
      <style:paragraph-properties fo:text-align="end"/>
    </style:style>
    <style:style style:name="T77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73" style:parent-style-name="DefaultParagraphFont" style:family="text">
      <style:text-properties style:font-name="Arial" style:font-name-complex="Arial" fo:color="#000000"/>
    </style:style>
    <style:style style:name="T774" style:parent-style-name="DefaultParagraphFont" style:family="text">
      <style:text-properties style:language-asian="lt" style:country-asian="LT" style:language-complex="ar" style:country-complex="SA"/>
    </style:style>
    <style:style style:name="T775" style:parent-style-name="DefaultParagraphFont" style:family="text">
      <style:text-properties style:font-name="Arial" style:font-name-complex="Arial" fo:color="#000000"/>
    </style:style>
    <style:style style:name="T776" style:parent-style-name="DefaultParagraphFont" style:family="text">
      <style:text-properties style:language-asian="lt" style:country-asian="LT" style:language-complex="ar" style:country-complex="SA"/>
    </style:style>
    <style:style style:name="T777" style:parent-style-name="DefaultParagraphFont" style:family="text">
      <style:text-properties style:font-name="sans-serif" style:font-name-asian="Monospace" fo:font-weight="bold" style:font-weight-asian="bold" style:font-weight-complex="bold" fo:font-size="10pt" style:font-size-asian="10pt" style:font-size-complex="10pt"/>
    </style:style>
    <style:style style:name="T778" style:parent-style-name="DefaultParagraphFont" style:family="text">
      <style:text-properties style:font-name="sans-serif" fo:font-weight="bold" style:font-weight-asian="bold" style:font-weight-complex="bold" fo:font-size="10pt" style:font-size-asian="10pt" style:font-size-complex="10pt"/>
    </style:style>
    <style:style style:name="P779" style:parent-style-name="Standard" style:family="paragraph">
      <style:paragraph-properties fo:margin-left="0.0208in" fo:text-indent="-0.25in">
        <style:tab-stops/>
      </style:paragraph-properties>
    </style:style>
    <style:style style:name="T780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81" style:parent-style-name="Standard" style:family="paragraph">
      <style:paragraph-properties fo:margin-left="0.0208in" fo:text-indent="-0.25in">
        <style:tab-stops/>
      </style:paragraph-properties>
    </style:style>
    <style:style style:name="T782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83" style:parent-style-name="Standard" style:family="paragraph">
      <style:paragraph-properties fo:margin-left="0.0208in" fo:text-indent="-0.0312in">
        <style:tab-stops/>
      </style:paragraph-properties>
    </style:style>
    <style:style style:name="T784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785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86" style:parent-style-name="Standard" style:family="paragraph">
      <style:paragraph-properties fo:text-align="start"/>
    </style:style>
    <style:style style:name="T78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P788" style:parent-style-name="Standard" style:family="paragraph">
      <style:paragraph-properties fo:margin-left="0.0208in" fo:text-indent="-0.0312in">
        <style:tab-stops/>
      </style:paragraph-properties>
    </style:style>
    <style:style style:name="T78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790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P791" style:parent-style-name="Standard" style:family="paragraph">
      <style:paragraph-properties style:text-autospace="none"/>
      <style:text-properties style:font-name="Monospace" style:font-name-asian="Monospace" style:font-name-complex="Monospace" fo:font-style="italic" style:font-style-asian="italic" style:font-style-complex="italic" fo:color="#000000" fo:font-size="7pt" style:font-size-asian="7pt" style:font-size-complex="7pt"/>
    </style:style>
    <style:style style:name="P79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79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79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79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79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79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79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79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0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1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2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3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4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5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6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7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8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89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0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1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2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3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4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5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6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7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8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99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0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1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2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3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4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5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6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7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8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0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1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3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4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5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7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8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099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7pt" style:font-size-asian="7pt" style:font-size-complex="7pt"/>
    </style:style>
    <style:style style:name="P1100" style:parent-style-name="Standard" style:family="paragraph">
      <style:paragraph-properties style:text-autospace="none"/>
    </style:style>
    <style:style style:name="T1101" style:parent-style-name="DefaultParagraphFont" style:family="text">
      <style:text-properties style:font-name="Monospace" style:font-name-asian="Monospace" style:font-name-complex="Monospace" fo:color="#000000" fo:font-size="7pt" style:font-size-asian="7pt" style:font-size-complex="7pt"/>
    </style:style>
    <style:style style:name="P1102" style:parent-style-name="Standard" style:family="paragraph">
      <style:paragraph-properties style:text-autospace="none"/>
      <style:text-properties fo:color="#000000" fo:font-size="7pt" style:font-size-asian="7pt" style:font-size-complex="7pt"/>
    </style:style>
    <style:style style:name="T1103" style:parent-style-name="DefaultParagraphFont" style:family="text">
      <style:text-properties fo:font-size="8pt" style:font-size-asian="8pt" style:font-size-complex="8pt"/>
    </style:style>
    <style:style style:name="T1104" style:parent-style-name="DefaultParagraphFont" style:family="text">
      <style:text-properties fo:font-size="8pt" style:font-size-asian="8pt" style:font-size-complex="8pt"/>
    </style:style>
    <style:style style:name="T1105" style:parent-style-name="DefaultParagraphFont" style:family="text">
      <style:text-properties fo:font-size="8pt" style:font-size-asian="8pt" style:font-size-complex="8pt" fo:language="en" fo:country="US"/>
    </style:style>
    <style:style style:name="T1106" style:parent-style-name="DefaultParagraphFont" style:family="text">
      <style:text-properties style:font-name="Arial" style:font-name-asian="Monospace" style:font-name-complex="Arial" fo:font-weight="bold" style:font-weight-asian="bold" style:font-weight-complex="bold" fo:color="#000000" fo:font-size="10pt" style:font-size-asian="10pt" style:font-size-complex="10pt"/>
    </style:style>
    <style:style style:name="T1107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08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1109" style:parent-style-name="DefaultParagraphFont" style:family="text">
      <style:text-properties style:font-name="Arial" style:font-name-asian="Monospace" style:font-name-complex="Arial" fo:color="#000000" fo:font-size="10pt" style:font-size-asian="10pt" style:font-size-complex="10pt"/>
    </style:style>
    <style:style style:name="TableColumn1111" style:family="table-column">
      <style:table-column-properties style:column-width="2.2361in" style:use-optimal-column-width="false"/>
    </style:style>
    <style:style style:name="TableColumn1112" style:family="table-column">
      <style:table-column-properties style:column-width="2.2361in" style:use-optimal-column-width="false"/>
    </style:style>
    <style:style style:name="TableColumn1113" style:family="table-column">
      <style:table-column-properties style:column-width="2.2361in" style:use-optimal-column-width="false"/>
    </style:style>
    <style:style style:name="Table1110" style:family="table">
      <style:table-properties style:width="6.7083in" fo:margin-left="-0.0881in" table:align="left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in" fo:padding-left="0.075in" fo:padding-bottom="0in" fo:padding-right="0.075in"/>
    </style:style>
    <style:style style:name="P1116" style:parent-style-name="TableContents" style:family="paragraph">
      <style:paragraph-properties fo:text-align="center"/>
    </style:style>
    <style:style style:name="T111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1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1119" style:parent-style-name="TableContents" style:family="paragraph">
      <style:paragraph-properties fo:text-align="center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22" style:parent-style-name="TableContents" style:family="paragraph">
      <style:paragraph-properties fo:text-align="center"/>
    </style:style>
    <style:style style:name="T112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5" style:parent-style-name="TableContents" style:family="paragraph">
      <style:paragraph-properties fo:text-align="center"/>
    </style:style>
    <style:style style:name="T112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12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1" style:parent-style-name="TableContents" style:family="paragraph">
      <style:paragraph-properties fo:text-align="end"/>
    </style:style>
    <style:style style:name="T113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4" style:parent-style-name="TableContents" style:family="paragraph">
      <style:paragraph-properties fo:text-align="end"/>
    </style:style>
    <style:style style:name="T113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13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40" style:parent-style-name="TableContents" style:family="paragraph">
      <style:paragraph-properties fo:text-align="end"/>
    </style:style>
    <style:style style:name="T114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4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43" style:parent-style-name="TableContents" style:family="paragraph">
      <style:paragraph-properties fo:text-align="end"/>
    </style:style>
    <style:style style:name="T114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14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4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49" style:parent-style-name="TableContents" style:family="paragraph">
      <style:paragraph-properties fo:text-align="end"/>
    </style:style>
    <style:style style:name="T115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2" style:parent-style-name="TableContents" style:family="paragraph">
      <style:paragraph-properties fo:text-align="end"/>
    </style:style>
    <style:style style:name="T115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15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8" style:parent-style-name="TableContents" style:family="paragraph">
      <style:paragraph-properties fo:text-align="end"/>
    </style:style>
    <style:style style:name="T115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61" style:parent-style-name="TableContents" style:family="paragraph">
      <style:paragraph-properties fo:text-align="end"/>
    </style:style>
    <style:style style:name="T116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16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6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67" style:parent-style-name="TableContents" style:family="paragraph">
      <style:paragraph-properties fo:text-align="end"/>
    </style:style>
    <style:style style:name="T116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0" style:parent-style-name="TableContents" style:family="paragraph">
      <style:paragraph-properties fo:text-align="end"/>
    </style:style>
    <style:style style:name="T117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17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76" style:parent-style-name="TableContents" style:family="paragraph">
      <style:paragraph-properties fo:text-align="end"/>
    </style:style>
    <style:style style:name="T117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9" style:parent-style-name="TableContents" style:family="paragraph">
      <style:paragraph-properties fo:text-align="end"/>
    </style:style>
    <style:style style:name="T118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18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5" style:parent-style-name="TableContents" style:family="paragraph">
      <style:paragraph-properties fo:text-align="end"/>
    </style:style>
    <style:style style:name="T118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88" style:parent-style-name="TableContents" style:family="paragraph">
      <style:paragraph-properties fo:text-align="end"/>
    </style:style>
    <style:style style:name="T118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19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94" style:parent-style-name="TableContents" style:family="paragraph">
      <style:paragraph-properties fo:text-align="end"/>
    </style:style>
    <style:style style:name="T119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1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97" style:parent-style-name="TableContents" style:family="paragraph">
      <style:paragraph-properties fo:text-align="end"/>
    </style:style>
    <style:style style:name="T119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20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2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3" style:parent-style-name="TableContents" style:family="paragraph">
      <style:paragraph-properties fo:text-align="end"/>
    </style:style>
    <style:style style:name="T120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2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6" style:parent-style-name="TableContents" style:family="paragraph">
      <style:paragraph-properties fo:text-align="end"/>
    </style:style>
    <style:style style:name="T120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121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2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12" style:parent-style-name="TableContents" style:family="paragraph">
      <style:paragraph-properties fo:text-align="end"/>
    </style:style>
    <style:style style:name="T121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Cell12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15" style:parent-style-name="TableContents" style:family="paragraph">
      <style:paragraph-properties fo:text-align="end"/>
    </style:style>
    <style:style style:name="T121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1217" style:parent-style-name="DefaultParagraphFont" style:family="text">
      <style:text-properties style:font-name="Arial" style:font-name-complex="Arial" fo:color="#000000"/>
    </style:style>
    <style:style style:name="T1218" style:parent-style-name="DefaultParagraphFont" style:family="text">
      <style:text-properties style:language-asian="lt" style:country-asian="LT" style:language-complex="ar" style:country-complex="SA"/>
    </style:style>
    <style:style style:name="P1219" style:parent-style-name="Standard" style:family="paragraph">
      <style:paragraph-properties style:text-autospace="none"/>
      <style:text-properties style:font-name="Arial" style:font-name-asian="Monospace" style:font-name-complex="Arial" fo:color="#000000" fo:font-size="11pt" style:font-size-asian="11pt" style:font-size-complex="11pt"/>
    </style:style>
    <style:style style:name="P1220" style:parent-style-name="Standard" style:family="paragraph">
      <style:paragraph-properties style:text-autospace="none"/>
    </style:style>
    <style:style style:name="T1221" style:parent-style-name="DefaultParagraphFont" style:family="text">
      <style:text-properties fo:color="#000000" fo:font-size="11pt" style:font-size-asian="11pt" style:font-size-complex="11pt" style:language-asian="lt" style:country-asian="LT" style:language-complex="ar" style:country-complex="SA"/>
    </style:style>
    <style:style style:family="graphic" style:name="a0">
      <style:graphic-properties style:vertical-pos="middle"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 style:vertical-pos="middle"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NoSpacing"><text:span text:style-name="T6">Kauno Technologijos Universitetas</text:span></text:p>
          </table:table-cell>
        </table:table-row>
        <table:table-row table:style-name="TableRow7">
          <table:table-cell table:style-name="TableCell8">
            <text:p text:style-name="P9"><text:span text:style-name="T10">Algoritmų sudarymas ir analizė</text:span></text:p>
          </table:table-cell>
        </table:table-row>
        <table:table-row table:style-name="TableRow11">
          <table:table-cell table:style-name="TableCell12">
            <text:p text:style-name="NoSpacing"><text:span text:style-name="T13">Laboratorinis darbas Nr. 2, 1 variantas</text:span></text:p>
          </table:table-cell>
        </table:table-row>
      </table:table>
      <text:p text:style-name="Standard"/>
      <text:p text:style-name="P14"><text:tab/></text:p>
      <text:p text:style-name="P15"><text:span text:style-name="T16">Užduotis</text:span></text:p>
      <text:p text:style-name="Standard"><text:span text:style-name="T17">Konv</text:span><text:span text:style-name="T18">ėjerio darbo<text:s/></text:span><text:span text:style-name="T19">tvarkaraščio sudarymo algoritmas.</text:span></text:p>
      <text:p text:style-name="P20"><text:span text:style-name="T21">Realizavimas</text:span></text:p>
      <text:p text:style-name="P22"><text:span text:style-name="T23">Laboratorinio darbo programos realizuotos python programavimo kalbą naudojant Aptana Studio 3 programinę aplinką</text:span></text:p>
      <text:p text:style-name="P24"><text:span text:style-name="T25">Laboratorinio darbo metu naudojama atsitiktinė sveikų skaičių imtis nuo 20 iki 10.000.000 elemen</text:span><text:span text:style-name="T26">tų</text:span></text:p>
      <text:p text:style-name="P27"/>
      <text:p text:style-name="Standard"><text:span text:style-name="T28">Teoriškai šio algoritmo sudėtingumas yra:</text:span></text:p>
      <text:p text:style-name="P29"><draw:frame draw:style-name="a0" text:anchor-type="as-char" svg:x="0in" svg:y="0in" svg:width="0.61458in" svg:height="0.19792in" style:rel-width="scale" style:rel-height="scale"><draw:object xlink:href="Object 1/" xlink:type="simple" xlink:show="embed" xlink:actuate="onLoad"/></draw:frame></text:p>
      <text:p text:style-name="Standard"><text:span text:style-name="T30">n – rikiuojamų elementų kiekis. C - konstanta</text:span></text:p>
      <text:p text:style-name="Standard"><text:span text:style-name="T31">Dešinėje pažymėta, kiek kartų vykdomos eilutės. Skaičiavimo algoritme skaičiuosime tik tas eilutes, kurios yra susijusios su algoritmu.</text:span></text:p>
      <text:p text:style-name="Standard"><text:span text:style-name="T32">L2_1.py:</text:span></text:p>
      <text:p text:style-name="Standard"><text:span text:style-name="T33">#!/usr/bin/env pyt</text:span><text:span text:style-name="T34">hon</text:span></text:p>
      <text:p text:style-name="Standard"><text:span text:style-name="T35">import random</text:span></text:p>
      <text:p text:style-name="Standard"><text:span text:style-name="T36">import time</text:span></text:p>
      <text:p text:style-name="Standard"><text:span text:style-name="T37">from random import randint</text:span></text:p>
      <text:p text:style-name="P38"/>
      <text:p text:style-name="Standard"><text:span text:style-name="T39">def <text:s/>prnt_statns(l ,le ,n):</text:span></text:p>
      <text:p text:style-name="Standard"><text:span text:style-name="T40"><text:s text:c="4"/>global const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1</text:span></text:p>
      <text:p text:style-name="Standard"><text:span text:style-name="T49"><text:s text:c="4"/>i=le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1</text:span></text:p>
      <text:p text:style-name="Standard"><text:span text:style-name="T59"><text:s text:c="4"/>const += 2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1</text:span></text:p>
      <text:p text:style-name="Standard"><text:span text:style-name="T69"><text:s text:c="4"/>for j in range(n-1, 0, -1):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n</text:span></text:p>
      <text:p text:style-name="Standard"><text:span text:style-name="T76"><text:s text:c="8"/>i=l[j][i-1]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1</text:span></text:p>
      <text:p text:style-name="Standard"><text:span text:style-name="T85"><text:s text:c="8"/>const += 2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1</text:span></text:p>
      <text:p text:style-name="P94"/>
      <text:p text:style-name="Standard"><text:span text:style-name="T95">def</text:span><text:span text:style-name="T96"><text:s/>fast_way(a, t, e, x, n):</text:span></text:p>
      <text:p text:style-name="Standard"><text:span text:style-name="T97"><text:s text:c="4"/>global const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1</text:span></text:p>
      <text:p text:style-name="Standard"><text:span text:style-name="T106"><text:s text:c="4"/>f1 = [None] * n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1</text:span></text:p>
      <text:p text:style-name="Standard"><text:span text:style-name="T115"><text:s text:c="4"/>f2 = [None] * n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1</text:span></text:p>
      <text:p text:style-name="Standard"><text:span text:style-name="T124"><text:s text:c="4"/>l = [[None, None]] * n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1</text:span></text:p>
      <text:p text:style-name="Standard"><text:span text:style-name="T132"><text:s text:c="4"/>fe = None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1</text:span></text:p>
      <text:p text:style-name="Standard"><text:span text:style-name="T142"><text:s text:c="4"/>le = None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1</text:span></text:p>
      <text:p text:style-name="Standard"><text:span text:style-name="T152"><text:s text:c="4"/>f1[0]=e[0]+a[0][0]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1</text:span></text:p>
      <text:p text:style-name="Standard"><text:span text:style-name="T161"><text:s text:c="4"/>f2[0]=e[1]+a[0][1]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1</text:span></text:p>
      <text:p text:style-name="Standard"><text:span text:style-name="T170"><text:s text:c="4"/>const += 7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1</text:span></text:p>
      <text:p text:style-name="Standard"><text:span text:style-name="T180"><text:s text:c="4"/>for j in range(1, n):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n</text:span></text:p>
      <text:p text:style-name="Standard"><text:span text:style-name="T188"><text:s text:c="8"/>if( (f1[j-1]+a[j][0]) &lt;= (f2[j-1]+t[j-1][1]+a[j][0]) ):</text:span><text:span text:style-name="T189"><text:tab/></text:span><text:span text:style-name="T190"><text:tab/>1</text:span></text:p>
      <text:p text:style-name="Standard"><text:span text:style-name="T191"><text:s text:c="12"/>f1[j]=f1[j-1]+a[j][0]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1</text:span></text:p>
      <text:p text:style-name="Standard"><text:span text:style-name="T198"><text:s text:c="12"/>l[j][0]=1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1</text:span></text:p>
      <text:p text:style-name="Standard"><text:span text:style-name="T207"><text:s text:c="12"/>const += 2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1</text:span></text:p>
      <text:p text:style-name="Standard"><text:span text:style-name="T216"><text:s text:c="8"/>else: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1</text:span></text:p>
      <text:p text:style-name="Standard"><text:span text:style-name="T226"><text:s/></text:span><text:span text:style-name="T227"><text:s text:c="16"/>f1[j]=f2[j-1]+t[j-1][1]+a[j][0]</text:span><text:span text:style-name="T228"><text:tab/></text:span><text:span text:style-name="T229"><text:tab/></text:span><text:span text:style-name="T230"><text:tab/></text:span><text:span text:style-name="T231"><text:tab/>1</text:span></text:p>
      <text:p text:style-name="Standard"><text:span text:style-name="T232"><text:s text:c="17"/>l[j][0]=2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<text:tab/>1</text:span></text:p>
      <text:p text:style-name="Standard"><text:span text:style-name="T240"><text:s text:c="17"/>const += 2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1</text:span></text:p>
      <text:p text:style-name="Standard"><text:span text:style-name="T248"><text:s text:c="8"/>if( (f2[j-1]+a[j][1]) &lt;= (f1[j-1]+t[j-1][0]+a[j][1]) ):</text:span><text:span text:style-name="T249"><text:tab/></text:span><text:span text:style-name="T250"><text:tab/>1</text:span></text:p>
      <text:p text:style-name="Standard"><text:span text:style-name="T251"><text:s text:c="12"/>f2[j]=f2[j-1]+a[j][1]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1</text:span></text:p>
      <text:p text:style-name="Standard"><text:span text:style-name="T258"><text:s text:c="12"/>l[j][1]=2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1</text:span></text:p>
      <text:p text:style-name="Standard"><text:span text:style-name="T267"><text:s text:c="12"/>const += 2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1</text:span></text:p>
      <text:p text:style-name="Standard"><text:span text:style-name="T276"><text:s text:c="8"/>else: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1</text:span></text:p>
      <text:p text:style-name="Standard"><text:span text:style-name="T286"><text:s text:c="13"/>f2[j]=f1[j-1]+t[j-1][0]+a[j][1]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1</text:span></text:p>
      <text:p text:style-name="Standard"><text:span text:style-name="T292"><text:s text:c="13"/>l[j][1]=1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1</text:span></text:p>
      <text:p text:style-name="Standard"><text:span text:style-name="T301"><text:s text:c="13"/>const += 2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1</text:span></text:p>
      <text:p text:style-name="Standard"><text:span text:style-name="T309"><text:s text:c="4"/>if( (f1[n-1]+x[0]) &lt;= (f2[n-1]+x[1]) ):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1</text:span><text:span text:style-name="T315"><text:tab/></text:span></text:p>
      <text:p text:style-name="Standard"><text:span text:style-name="T316"><text:s text:c="8"/>fe=f1[n-1]+x[0]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1</text:span></text:p>
      <text:p text:style-name="Standard"><text:span text:style-name="T324"><text:s text:c="8"/>le=1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1</text:span></text:p>
      <text:p text:style-name="Standard"><text:span text:style-name="T334"><text:s text:c="8"/>const += 2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1</text:span></text:p>
      <text:p text:style-name="Standard"><text:span text:style-name="T343"><text:s text:c="4"/>else: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1</text:span></text:p>
      <text:p text:style-name="Standard"><text:span text:style-name="T353"><text:s text:c="9"/>fe=f2[n-1]+x[1]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1</text:span></text:p>
      <text:p text:style-name="Standard"><text:span text:style-name="T361"><text:s text:c="9"/>le=2</text:span><text:span text:style-name="T362"><text:tab/></text:span><text:span text:style-name="T363"><text:tab/></text:span><text:span text:style-name="T364"><text:tab/></text:span><text:span text:style-name="T365"><text:tab/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1</text:span></text:p>
      <text:p text:style-name="Standard"><text:span text:style-name="T371"><text:s text:c="9"/>const += 2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1</text:span></text:p>
      <text:p text:style-name="Standard"><text:span text:style-name="T380"><text:s text:c="4"/>prnt_statns(l,le,n)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Tprint_statns</text:span></text:p>
      <text:p text:style-name="P388"/>
      <text:p text:style-name="Standard"><text:span text:style-name="T389">def main(n):</text:span></text:p>
      <text:p text:style-name="Standard"><text:span text:style-name="T390"><text:s text:c="4"/>global const</text:span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1</text:span></text:p>
      <text:p text:style-name="Standard"><text:span text:style-name="T399"><text:s text:c="4"/>i=0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1</text:span></text:p>
      <text:p text:style-name="Standard"><text:span text:style-name="T410"><text:s text:c="4"/>const = 0;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1</text:span></text:p>
      <text:p text:style-name="Standard"><text:span text:style-name="T420"><text:s text:c="4"/>time1 = time.time()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text:span text:style-name="T426"><text:tab/></text:span><text:span text:style-name="T427"><text:tab/>1</text:span></text:p>
      <text:p text:style-name="Standard"><text:span text:style-name="T428"><text:s text:c="4"/>print "Konvejeriu skaicius: "</text:span><text:span text:style-name="T429"><text:s/>+ str(n) + "\n"</text:span><text:span text:style-name="T430"><text:tab/></text:span><text:span text:style-name="T431"><text:tab/></text:span><text:span text:style-name="T432"><text:tab/></text:span><text:span text:style-name="T433"><text:tab/>1</text:span></text:p>
      <text:p text:style-name="Standard"><text:span text:style-name="T434"><text:s text:c="4"/>a = [[None, None]] * n</text:span><text:span text:style-name="T435"><text:tab/></text:span><text:span text:style-name="T436"><text:tab/></text:span><text:span text:style-name="T437"><text:tab/></text:span><text:span text:style-name="T438"><text:tab/></text:span><text:span text:style-name="T439"><text:tab/></text:span><text:span text:style-name="T440"><text:tab/></text:span><text:span text:style-name="T441"><text:tab/>1</text:span></text:p>
      <text:p text:style-name="Standard"><text:span text:style-name="T442"><text:s text:c="4"/>t = [[None, None]] * (n-1)</text:span><text:span text:style-name="T443"><text:tab/></text:span><text:span text:style-name="T444"><text:tab/></text:span><text:span text:style-name="T445"><text:tab/></text:span><text:span text:style-name="T446"><text:tab/></text:span><text:span text:style-name="T447"><text:tab/></text:span><text:span text:style-name="T448"><text:tab/>1</text:span></text:p>
      <text:p text:style-name="Standard"><text:span text:style-name="T449"><text:s text:c="4"/>e = [None] * 2</text:span><text:span text:style-name="T450"><text:tab/></text:span><text:span text:style-name="T451"><text:tab/></text:span><text:span text:style-name="T452"><text:tab/></text:span><text:span text:style-name="T453"><text:tab/></text:span><text:span text:style-name="T454"><text:tab/></text:span><text:span text:style-name="T455"><text:tab/></text:span><text:span text:style-name="T456"><text:tab/></text:span><text:span text:style-name="T457"><text:tab/>1</text:span></text:p>
      <text:p text:style-name="Standard"><text:span text:style-name="T458"><text:s text:c="4"/>x = [None] * 2</text:span><text:span text:style-name="T459"><text:tab/></text:span><text:span text:style-name="T460"><text:tab/></text:span><text:span text:style-name="T461"><text:tab/></text:span><text:span text:style-name="T462"><text:tab/></text:span><text:span text:style-name="T463"><text:tab/></text:span><text:span text:style-name="T464"><text:tab/></text:span><text:span text:style-name="T465"><text:tab/></text:span><text:span text:style-name="T466"><text:tab/>1</text:span></text:p>
      <text:p text:style-name="Standard"><text:span text:style-name="T467"><text:s text:c="4"/>e[0]=2</text:span><text:span text:style-name="T468"><text:tab/></text:span><text:span text:style-name="T469"><text:tab/></text:span><text:span text:style-name="T470"><text:tab/></text:span><text:span text:style-name="T471"><text:tab/></text:span><text:span text:style-name="T472"><text:tab/></text:span><text:span text:style-name="T473"><text:tab/></text:span><text:span text:style-name="T474"><text:tab/></text:span><text:span text:style-name="T475"><text:tab/></text:span><text:span text:style-name="T476"><text:tab/>1</text:span></text:p>
      <text:p text:style-name="Standard"><text:span text:style-name="T477"><text:s text:c="4"/>e[1]=4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1</text:span></text:p>
      <text:p text:style-name="Standard"><text:span text:style-name="T487"><text:s text:c="4"/>x[0]=3</text:span><text:span text:style-name="T488"><text:tab/></text:span><text:span text:style-name="T489"><text:tab/></text:span><text:span text:style-name="T490"><text:tab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1</text:span></text:p>
      <text:p text:style-name="Standard"><text:span text:style-name="T497"><text:s text:c="4"/>x[1]=2</text:span><text:span text:style-name="T498"><text:tab/></text:span><text:span text:style-name="T499"><text:tab/></text:span><text:span text:style-name="T500"><text:tab/></text:span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1</text:span></text:p>
      <text:p text:style-name="Standard"><text:span text:style-name="T507"><text:s text:c="4"/>const += 10</text:span><text:span text:style-name="T508"><text:tab/></text:span><text:span text:style-name="T509"><text:tab/></text:span><text:span text:style-name="T510"><text:tab/></text:span><text:span text:style-name="T511"><text:tab/></text:span><text:span text:style-name="T512"><text:tab/></text:span><text:span text:style-name="T513"><text:tab/></text:span><text:span text:style-name="T514"><text:tab/></text:span><text:span text:style-name="T515"><text:tab/>1</text:span></text:p>
      <text:p text:style-name="Standard"><text:span text:style-name="T516"><text:s text:c="4"/>for i in range(0, n):</text:span><text:span text:style-name="T517"><text:tab/></text:span><text:span text:style-name="T518"><text:tab/></text:span><text:span text:style-name="T519"><text:tab/></text:span><text:span text:style-name="T520"><text:tab/></text:span><text:span text:style-name="T521"><text:tab/></text:span><text:span text:style-name="T522"><text:tab/></text:span><text:span text:style-name="T523"><text:tab/>n</text:span></text:p>
      <text:p text:style-name="Standard"><text:span text:style-name="T524"><text:s text:c="8"/>a[i][0] = int(randint(1, 1000))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1</text:span></text:p>
      <text:p text:style-name="Standard"><text:span text:style-name="T530"><text:s text:c="8"/>const += 1</text:span><text:span text:style-name="T531"><text:tab/></text:span><text:span text:style-name="T532"><text:tab/></text:span><text:span text:style-name="T533"><text:tab/></text:span><text:span text:style-name="T534"><text:tab/></text:span><text:span text:style-name="T535"><text:tab/></text:span><text:span text:style-name="T536"><text:tab/></text:span><text:span text:style-name="T537"><text:tab/></text:span><text:span text:style-name="T538"><text:tab/>1</text:span></text:p>
      <text:p text:style-name="Standard"><text:span text:style-name="T539"><text:s text:c="4"/>for i in range(0, n):</text:span><text:span text:style-name="T540"><text:tab/></text:span><text:span text:style-name="T541"><text:tab/></text:span><text:span text:style-name="T542"><text:tab/></text:span><text:span text:style-name="T543"><text:tab/></text:span><text:span text:style-name="T544"><text:tab/></text:span><text:span text:style-name="T545"><text:tab/></text:span><text:span text:style-name="T546"><text:tab/>n</text:span></text:p>
      <text:p text:style-name="Standard"><text:span text:style-name="T547"><text:s text:c="8"/>a[i][1] = int(randint(1, 1000))</text:span><text:span text:style-name="T548"><text:tab/></text:span><text:span text:style-name="T549"><text:tab/></text:span><text:span text:style-name="T550"><text:tab/></text:span><text:span text:style-name="T551"><text:tab/></text:span><text:span text:style-name="T552"><text:tab/>1</text:span></text:p>
      <text:p text:style-name="Standard"><text:span text:style-name="T553"><text:s text:c="8"/>const += 1</text:span><text:span text:style-name="T554"><text:tab/></text:span><text:span text:style-name="T555"><text:tab/></text:span><text:span text:style-name="T556"><text:tab/></text:span><text:span text:style-name="T557"><text:tab/></text:span><text:span text:style-name="T558"><text:tab/></text:span><text:span text:style-name="T559"><text:tab/></text:span><text:span text:style-name="T560"><text:tab/></text:span><text:span text:style-name="T561"><text:tab/>1</text:span></text:p>
      <text:p text:style-name="Standard"><text:span text:style-name="T562"><text:s text:c="4"/>for i in range(0, n-1):</text:span><text:span text:style-name="T563"><text:tab/></text:span><text:span text:style-name="T564"><text:tab/></text:span><text:span text:style-name="T565"><text:tab/></text:span><text:span text:style-name="T566"><text:tab/></text:span><text:span text:style-name="T567"><text:tab/></text:span><text:span text:style-name="T568"><text:tab/></text:span><text:span text:style-name="T569"><text:tab/>n</text:span></text:p>
      <text:p text:style-name="Standard"><text:span text:style-name="T570"><text:s text:c="8"/>t[i][0] = int(randint(1, 1000))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1</text:span></text:p>
      <text:p text:style-name="Standard"><text:span text:style-name="T576"><text:s text:c="8"/>const += 1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1</text:span></text:p>
      <text:p text:style-name="Standard"><text:span text:style-name="T585"><text:s text:c="4"/>for i in range(0, n-1):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n</text:span></text:p>
      <text:p text:style-name="Standard"><text:span text:style-name="T593"><text:s text:c="8"/>t[i][1] = int(randint(1, 1000))</text:span><text:span text:style-name="T594"><text:tab/></text:span><text:span text:style-name="T595"><text:tab/></text:span><text:span text:style-name="T596"><text:tab/></text:span><text:span text:style-name="T597"><text:tab/></text:span><text:span text:style-name="T598"><text:tab/>1</text:span></text:p>
      <text:p text:style-name="Standard"><text:span text:style-name="T599"><text:s text:c="8"/>const += 1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</text:span><text:span text:style-name="T607"><text:tab/>1</text:span></text:p>
      <text:p text:style-name="Standard"><text:span text:style-name="T608"><text:s text:c="4"/>fast_way(a,t,e,x,n)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Tfast_way</text:span></text:p>
      <text:p text:style-name="Standard"><text:span text:style-name="T616"><text:s text:c="4"/>time2 = time.time()</text:span><text:span text:style-name="T617"><text:tab/></text:span><text:span text:style-name="T618"><text:tab/></text:span><text:span text:style-name="T619"><text:tab/></text:span><text:span text:style-name="T620"><text:tab/></text:span><text:span text:style-name="T621"><text:tab/></text:span><text:span text:style-name="T622"><text:tab/></text:span><text:span text:style-name="T623"><text:tab/>1</text:span></text:p>
      <text:p text:style-name="Standard"><text:span text:style-name="T624"><text:s text:c="4"/>skirtumas = time2 – time1</text:span><text:span text:style-name="T625"><text:tab/></text:span><text:span text:style-name="T626"><text:tab/>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tab/>1</text:span></text:p>
      <text:p text:style-name="Standard"><text:span text:style-name="T632"><text:s text:c="4"/>print "Bendras uztruktas laikas sekundemis: %(time)s" %{'time': skirtumas}</text:span></text:p>
      <text:p text:style-name="Standard"><text:span text:style-name="T633"><text:s text:c="4"/>const += 3</text:span></text:p>
      <text:p text:style-name="Standard"><text:span text:style-name="T634"><text:s text:c="4"/>print "Eiluciu kiekis: %(const)s" %{'const': const}</text:span></text:p>
      <text:p text:style-name="P635"/>
      <text:p text:style-name="Standard"><text:span text:style-name="T636">if __name__ == '__main__':</text:span></text:p>
      <text:p text:style-name="Standard"><text:span text:style-name="T637"><text:s text:c="3"/>main(20)</text:span></text:p>
      <text:p text:style-name="Standard"><text:span text:style-name="T638"><text:s text:c="3"/>main(100)</text:span></text:p>
      <text:p text:style-name="Standard"><text:span text:style-name="T639"><text:s text:c="3"/>main(200)</text:span></text:p>
      <text:p text:style-name="Standard"><text:span text:style-name="T640"><text:s text:c="2"/></text:span><text:span text:style-name="T641"><text:s/>main(500)</text:span></text:p>
      <text:p text:style-name="Standard"><text:span text:style-name="T642"><text:s text:c="3"/>main(1000)</text:span></text:p>
      <text:p text:style-name="Standard"><text:span text:style-name="T643"><text:s text:c="3"/>main(2000)</text:span></text:p>
      <text:p text:style-name="Standard"><text:span text:style-name="T644"><text:s text:c="3"/>main(5000)</text:span></text:p>
      <text:p text:style-name="Standard"><text:span text:style-name="T645"><text:s text:c="3"/>main(10000)</text:span></text:p>
      <text:p text:style-name="Standard"><text:span text:style-name="T646"><text:s text:c="3"/>main(20000)</text:span></text:p>
      <text:p text:style-name="Standard"><text:span text:style-name="T647"><text:s text:c="3"/>main(50000)</text:span></text:p>
      <text:p text:style-name="Standard"><text:span text:style-name="T648"><text:s text:c="3"/>main(100000)</text:span></text:p>
      <text:p text:style-name="Standard"><text:span text:style-name="T649"><text:s text:c="3"/>main(1000000)</text:span></text:p>
      <text:p text:style-name="Standard"/>
      <text:p text:style-name="Standard"><text:span text:style-name="T650">T(n) = 62 + 6n</text:span></text:p>
      <text:p text:style-name="Standard"><text:span text:style-name="T651">Taikant pradinę teoriją, gauname:</text:span></text:p>
      <text:p text:style-name="Standard"><text:span text:style-name="T652">T(n) = O(n)</text:span></text:p>
      <text:p text:style-name="Standard"><text:span text:style-name="T653">Algoritmo ekspermentinis tyrimas</text:span></text:p>
      <text:p text:style-name="Standard"><text:span text:style-name="T654">Algoritmas testuojamas<text:s/></text:span><text:span text:style-name="T655">rikiuojant sveikuosius skaičius. Buvo sugeneruota daug atsitiktinių skaičių nuo pat 20 iki 10,000,000 skaičių. Reikšmių imtis nuo 1 iki 1000</text:span></text:p>
      <text:p text:style-name="Standard"/>
      <text:p text:style-name="Standard"><text:span text:style-name="T656">Atlikus tyrimą – gauti tokie rezultatai:</text:span></text:p>
      <table:table table:style-name="Table657">
        <table:table-columns>
          <table:table-column table:style-name="TableColumn658"/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 table:number-rows-spanned="2">
            <text:p text:style-name="P663"><text:span text:style-name="T664">Elementų sk.</text:span></text:p>
          </table:table-cell>
          <table:table-cell table:style-name="TableCell665" table:number-columns-spanned="2">
            <text:p text:style-name="P666"/>
          </table:table-cell>
          <table:covered-table-cell/>
        </table:table-row>
        <table:table-row table:style-name="TableRow667">
          <table:covered-table-cell>
            <text:p text:style-name="Normal"/>
          </table:covered-table-cell>
          <table:table-cell table:style-name="TableCell668">
            <text:p text:style-name="P669"><text:span text:style-name="T670">Trukmė (s)</text:span></text:p>
          </table:table-cell>
          <table:table-cell table:style-name="TableCell671">
            <text:p text:style-name="P672"><text:span text:style-name="T673">Operacijų sk.</text:span></text:p>
          </table:table-cell>
        </table:table-row>
        <table:table-row table:style-name="TableRow674">
          <table:table-cell table:style-name="TableCell675">
            <text:p text:style-name="TableContents"><text:span text:style-name="T676">20</text:span></text:p>
          </table:table-cell>
          <table:table-cell table:style-name="TableCell677">
            <text:p text:style-name="P678"><text:span text:style-name="T679">0.0002</text:span></text:p>
          </table:table-cell>
          <table:table-cell table:style-name="TableCell680">
            <text:p text:style-name="P681"><text:span text:style-name="T682">216</text:span></text:p>
          </table:table-cell>
        </table:table-row>
        <table:table-row table:style-name="TableRow683">
          <table:table-cell table:style-name="TableCell684">
            <text:p text:style-name="TableContents"><text:span text:style-name="T685">100</text:span></text:p>
          </table:table-cell>
          <table:table-cell table:style-name="TableCell686">
            <text:p text:style-name="P687"><text:span text:style-name="T688">0.0007</text:span></text:p>
          </table:table-cell>
          <table:table-cell table:style-name="TableCell689">
            <text:p text:style-name="P690"><text:span text:style-name="T691">1016</text:span></text:p>
          </table:table-cell>
        </table:table-row>
        <table:table-row table:style-name="TableRow692">
          <table:table-cell table:style-name="TableCell693">
            <text:p text:style-name="TableContents"><text:span text:style-name="T694">200</text:span></text:p>
          </table:table-cell>
          <table:table-cell table:style-name="TableCell695">
            <text:p text:style-name="P696"><text:span text:style-name="T697">0.0014</text:span></text:p>
          </table:table-cell>
          <table:table-cell table:style-name="TableCell698">
            <text:p text:style-name="P699"><text:span text:style-name="T700">2016</text:span></text:p>
          </table:table-cell>
        </table:table-row>
        <table:table-row table:style-name="TableRow701">
          <table:table-cell table:style-name="TableCell702">
            <text:p text:style-name="TableContents"><text:span text:style-name="T703">500</text:span></text:p>
          </table:table-cell>
          <table:table-cell table:style-name="TableCell704">
            <text:p text:style-name="P705"><text:span text:style-name="T706">0.0055</text:span></text:p>
          </table:table-cell>
          <table:table-cell table:style-name="TableCell707">
            <text:p text:style-name="P708"><text:span text:style-name="T709">5016</text:span></text:p>
          </table:table-cell>
        </table:table-row>
        <table:table-row table:style-name="TableRow710">
          <table:table-cell table:style-name="TableCell711">
            <text:p text:style-name="TableContents"><text:span text:style-name="T712">1000</text:span></text:p>
          </table:table-cell>
          <table:table-cell table:style-name="TableCell713">
            <text:p text:style-name="P714"><text:span text:style-name="T715">0.0076</text:span></text:p>
          </table:table-cell>
          <table:table-cell table:style-name="TableCell716">
            <text:p text:style-name="P717"><text:span text:style-name="T718">10016</text:span></text:p>
          </table:table-cell>
        </table:table-row>
        <table:table-row table:style-name="TableRow719">
          <table:table-cell table:style-name="TableCell720">
            <text:p text:style-name="TableContents"><text:span text:style-name="T721">2000</text:span></text:p>
          </table:table-cell>
          <table:table-cell table:style-name="TableCell722">
            <text:p text:style-name="P723"><text:span text:style-name="T724">0.0143</text:span></text:p>
          </table:table-cell>
          <table:table-cell table:style-name="TableCell725">
            <text:p text:style-name="P726"><text:span text:style-name="T727">20016</text:span></text:p>
          </table:table-cell>
        </table:table-row>
        <table:table-row table:style-name="TableRow728">
          <table:table-cell table:style-name="TableCell729">
            <text:p text:style-name="TableContents"><text:span text:style-name="T730">5000</text:span></text:p>
          </table:table-cell>
          <table:table-cell table:style-name="TableCell731">
            <text:p text:style-name="P732"><text:span text:style-name="T733">0.0406</text:span></text:p>
          </table:table-cell>
          <table:table-cell table:style-name="TableCell734">
            <text:p text:style-name="P735"><text:span text:style-name="T736">50016</text:span></text:p>
          </table:table-cell>
        </table:table-row>
        <table:table-row table:style-name="TableRow737">
          <table:table-cell table:style-name="TableCell738">
            <text:p text:style-name="TableContents"><text:span text:style-name="T739">10000</text:span></text:p>
          </table:table-cell>
          <table:table-cell table:style-name="TableCell740">
            <text:p text:style-name="P741"><text:span text:style-name="T742">0.0764</text:span></text:p>
          </table:table-cell>
          <table:table-cell table:style-name="TableCell743">
            <text:p text:style-name="P744"><text:span text:style-name="T745">100016</text:span></text:p>
          </table:table-cell>
        </table:table-row>
        <table:table-row table:style-name="TableRow746">
          <table:table-cell table:style-name="TableCell747">
            <text:p text:style-name="TableContents"><text:span text:style-name="T748">20000</text:span></text:p>
          </table:table-cell>
          <table:table-cell table:style-name="TableCell749">
            <text:p text:style-name="P750"><text:span text:style-name="T751">0.1458</text:span></text:p>
          </table:table-cell>
          <table:table-cell table:style-name="TableCell752">
            <text:p text:style-name="P753"><text:span text:style-name="T754">200016</text:span></text:p>
          </table:table-cell>
        </table:table-row>
        <table:table-row table:style-name="TableRow755">
          <table:table-cell table:style-name="TableCell756">
            <text:p text:style-name="TableContents"><text:span text:style-name="T757">50000</text:span></text:p>
          </table:table-cell>
          <table:table-cell table:style-name="TableCell758">
            <text:p text:style-name="P759"><text:span text:style-name="T760">0.3867</text:span></text:p>
          </table:table-cell>
          <table:table-cell table:style-name="TableCell761">
            <text:p text:style-name="P762"><text:span text:style-name="T763">500016</text:span></text:p>
          </table:table-cell>
        </table:table-row>
        <table:table-row table:style-name="TableRow764">
          <table:table-cell table:style-name="TableCell765">
            <text:p text:style-name="TableContents"><text:span text:style-name="T766">100000</text:span></text:p>
          </table:table-cell>
          <table:table-cell table:style-name="TableCell767">
            <text:p text:style-name="P768"><text:span text:style-name="T769">0.7978</text:span></text:p>
          </table:table-cell>
          <table:table-cell table:style-name="TableCell770">
            <text:p text:style-name="P771"><text:span text:style-name="T772">1000016</text:span></text:p>
          </table:table-cell>
        </table:table-row>
      </table:table>
      <text:p text:style-name="Standard"><text:span text:style-name="T773">Laiko trukmė pagal elementų kiekį</text:span></text:p>
      <text:p text:style-name="Standard"><text:span text:style-name="T774"><draw:frame draw:style-name="a1" draw:name="Chart 1" text:anchor-type="as-char" svg:x="0in" svg:y="0in" svg:width="6in" svg:height="3.5in" style:rel-width="scale" style:rel-height="scale"><draw:object xlink:href="Object 2/" xlink:type="simple" xlink:show="embed" xlink:actuate="onLoad"/><svg:title/><svg:desc/></draw:frame></text:span></text:p>
      <text:p text:style-name="Standard"><text:span text:style-name="T775">Operacijų sk. pagal elementų kiekį</text:span></text:p>
      <text:p text:style-name="Standard"><text:span text:style-name="T776"><draw:frame draw:style-name="a2" draw:name="Chart 2" text:anchor-type="as-char" svg:x="0in" svg:y="0in" svg:width="6in" svg:height="3.5in" style:rel-width="scale" style:rel-height="scale"><draw:object xlink:href="Object 3/" xlink:type="simple" xlink:show="embed" xlink:actuate="onLoad"/><svg:title/><svg:desc/></draw:frame></text:span></text:p>
      <text:p text:style-name="Standard"/>
      <text:p text:style-name="Standard"/>
      <text:p text:style-name="Standard"><text:span text:style-name="T777">Bitoninis euklidinis komivoja</text:span><text:span text:style-name="T778">žerio uždavinys.</text:span></text:p>
      <text:p text:style-name="Textbody"/>
      <text:p text:style-name="P779"><text:span text:style-name="T780">Laboratorinio darbo programos realizuotos python programavimo kalbą naudojant Aptana Studio 3 programinę aplinką</text:span></text:p>
      <text:p text:style-name="P781"><text:span text:style-name="T782">Laboratorinio darbo metu naudojama atsitiktinė sveikų skaičių imtis nuo 20 iki 200 elementų</text:span></text:p>
      <text:p text:style-name="P783"/>
      <text:p text:style-name="Standard"><text:span text:style-name="T784">Teo</text:span><text:span text:style-name="T785">riškai šio algoritmo sudėtingumas yra:</text:span></text:p>
      <text:p text:style-name="P786"><draw:frame draw:style-name="a3" text:anchor-type="as-char" svg:x="0in" svg:y="0in" svg:width="0.42708in" svg:height="0.19792in" style:rel-width="scale" style:rel-height="scale"><draw:object xlink:href="Object 4/" xlink:type="simple" xlink:show="embed" xlink:actuate="onLoad"/></draw:frame></text:p>
      <text:p text:style-name="Standard"><text:span text:style-name="T787">n – rikiuojamų elementų kiekis</text:span></text:p>
      <text:p text:style-name="P788"><text:span text:style-name="T789">Dešinėje pažymėta, kiek kartų vykdomos eilutės. Skaičiavimo algoritme skaičiuosime tik tas eilutes, kurios yra susijusios su algoritmu.</text:span></text:p>
      <text:p text:style-name="Standard"><text:span text:style-name="T790">L1_2_2.py</text:span></text:p>
      <text:p text:style-name="P791">#!/usr/bin/env python</text:p>
      <text:p text:style-name="P792"/>
      <text:p text:style-name="P793">import math</text:p>
      <text:p text:style-name="P794">import random</text:p>
      <text:p text:style-name="P795">import time</text:p>
      <text:p text:style-name="P796">from random import randint</text:p>
      <text:p text:style-name="P797">const = 0;</text:p>
      <text:p text:style-name="P798"/>
      <text:p text:style-name="P799">class City:</text:p>
      <text:p text:style-name="P800"><text:s text:c="3"/>def __init__(self, x=None, y=None):</text:p>
      <text:p text:style-name="P801"><text:s text:c="6"/>global const<text:tab/><text:tab/><text:tab/><text:tab/><text:tab/><text:tab/><text:tab/><text:tab/><text:tab/>1</text:p>
      <text:p text:style-name="P802"><text:s text:c="6"/>self.x = None<text:tab/><text:tab/><text:tab/><text:tab/><text:tab/><text:tab/><text:tab/><text:tab/><text:tab/>1</text:p>
      <text:p text:style-name="P803"><text:s text:c="6"/>self.y = None<text:tab/><text:tab/><text:tab/><text:tab/><text:tab/><text:tab/><text:tab/><text:tab/><text:tab/>1</text:p>
      <text:p text:style-name="P804"><text:s text:c="6"/>const += 2<text:tab/><text:tab/><text:tab/><text:tab/><text:tab/><text:tab/><text:tab/><text:tab/><text:tab/><text:tab/>1</text:p>
      <text:p text:style-name="P805"><text:s text:c="6"/>if x is not None:<text:tab/><text:tab/><text:tab/><text:tab/><text:tab/><text:tab/><text:tab/><text:tab/><text:tab/>1</text:p>
      <text:p text:style-name="P806"><text:s text:c="9"/>self.x = x<text:tab/><text:tab/><text:tab/><text:tab/><text:tab/><text:tab/><text:tab/><text:tab/><text:tab/>1</text:p>
      <text:p text:style-name="P807"><text:s text:c="9"/>const += 1<text:tab/><text:tab/><text:tab/><text:tab/><text:tab/><text:tab/><text:tab/><text:tab/><text:tab/>1</text:p>
      <text:p text:style-name="P808"><text:s text:c="6"/>else:<text:tab/><text:tab/><text:tab/><text:tab/><text:tab/><text:tab/><text:tab/><text:tab/><text:tab/><text:tab/>1</text:p>
      <text:p text:style-name="P809"><text:s text:c="9"/>self.x = int(random.random() * 200)<text:tab/><text:tab/><text:tab/><text:tab/><text:tab/><text:tab/>1</text:p>
      <text:p text:style-name="P810"><text:s text:c="9"/>const += 1<text:tab/><text:tab/><text:tab/><text:tab/><text:tab/><text:tab/><text:tab/><text:tab/><text:tab/>1</text:p>
      <text:p text:style-name="P811"><text:s text:c="6"/>if y is not None:<text:tab/><text:tab/><text:tab/><text:tab/><text:tab/><text:tab/><text:tab/><text:tab/><text:tab/>1</text:p>
      <text:p text:style-name="P812"><text:s text:c="9"/>self.y = y<text:tab/><text:tab/><text:tab/><text:tab/><text:tab/><text:tab/><text:tab/><text:tab/><text:tab/>1</text:p>
      <text:p text:style-name="P813"><text:s text:c="9"/>const += 1<text:tab/><text:tab/><text:tab/><text:tab/><text:tab/><text:tab/><text:tab/><text:tab/><text:tab/>1</text:p>
      <text:p text:style-name="P814"><text:s text:c="6"/>else:<text:tab/><text:tab/><text:tab/><text:tab/><text:tab/><text:tab/><text:tab/><text:tab/><text:tab/><text:tab/>1</text:p>
      <text:p text:style-name="P815"><text:s text:c="9"/>self.y = int(random.random() * 200)<text:tab/><text:tab/><text:tab/><text:tab/><text:tab/><text:tab/>1</text:p>
      <text:p text:style-name="P816"><text:s text:c="9"/>const += 1<text:tab/><text:tab/><text:tab/><text:tab/><text:tab/><text:tab/><text:tab/><text:tab/><text:tab/>1</text:p>
      <text:p text:style-name="P817"><text:s text:c="3"/></text:p>
      <text:p text:style-name="P818"><text:s text:c="3"/>def getX(self):</text:p>
      <text:p text:style-name="P819"><text:s text:c="6"/>return self.x<text:tab/><text:tab/><text:tab/><text:tab/><text:tab/><text:tab/><text:tab/><text:tab/><text:tab/>1</text:p>
      <text:p text:style-name="P820"><text:s text:c="3"/></text:p>
      <text:p text:style-name="P821"><text:s text:c="3"/>def getY(self):</text:p>
      <text:p text:style-name="P822"><text:s text:c="6"/>return self.y<text:tab/><text:tab/><text:tab/><text:tab/><text:tab/><text:tab/><text:tab/><text:tab/><text:tab/>1</text:p>
      <text:p text:style-name="P823"><text:s text:c="3"/></text:p>
      <text:p text:style-name="P824"><text:s text:c="3"/>def distanceTo(self, city):</text:p>
      <text:p text:style-name="P825"><text:s text:c="6"/>global const<text:tab/><text:tab/><text:tab/><text:tab/><text:tab/><text:tab/><text:tab/><text:tab/><text:tab/>1</text:p>
      <text:p text:style-name="P826"><text:s text:c="6"/>xDistance = abs(self.getX() - city.getX())<text:tab/><text:tab/><text:tab/><text:tab/><text:tab/><text:tab/>1</text:p>
      <text:p text:style-name="P827"><text:s text:c="6"/>yDistance = abs(self.getY() - city.getY())<text:tab/><text:tab/><text:tab/><text:tab/><text:tab/><text:tab/>1</text:p>
      <text:p text:style-name="P828"><text:s text:c="6"/>distance = math.sqrt( (xDistance*xDistance) + (yDistance*yDistance) )<text:tab/><text:tab/><text:tab/>1</text:p>
      <text:p text:style-name="P829"><text:s text:c="6"/>const += 3<text:tab/><text:tab/><text:tab/><text:tab/><text:tab/><text:tab/><text:tab/><text:tab/><text:tab/><text:tab/>1</text:p>
      <text:p text:style-name="P830"><text:s text:c="6"/>return distance<text:tab/><text:tab/><text:tab/><text:tab/><text:tab/><text:tab/><text:tab/><text:tab/><text:tab/>1</text:p>
      <text:p text:style-name="P831"><text:s text:c="3"/></text:p>
      <text:p text:style-name="P832"><text:s text:c="3"/>def __repr__(self):</text:p>
      <text:p text:style-name="P833"><text:s text:c="6"/>return str(self.getX()) + ", " + str(self.getY())<text:tab/><text:tab/><text:tab/><text:tab/><text:tab/>1</text:p>
      <text:p text:style-name="P834"/>
      <text:p text:style-name="P835"/>
      <text:p text:style-name="P836">class TourManager:</text:p>
      <text:p text:style-name="P837"><text:s text:c="3"/>destinationCities = []<text:tab/><text:tab/><text:tab/><text:tab/><text:tab/><text:tab/><text:tab/><text:tab/><text:tab/>1</text:p>
      <text:p text:style-name="P838"><text:s text:c="3"/></text:p>
      <text:p text:style-name="P839"><text:s text:c="3"/>def addCity(self, city):</text:p>
      <text:p text:style-name="P840"><text:s text:c="6"/>self.destinationCities.append(city)<text:tab/><text:tab/><text:tab/><text:tab/><text:tab/><text:tab/><text:tab/>1</text:p>
      <text:p text:style-name="P841"><text:s text:c="3"/><text:tab/><text:tab/><text:tab/><text:tab/><text:tab/></text:p>
      <text:p text:style-name="P842"><text:s text:c="3"/>def getCity(self, index):</text:p>
      <text:p text:style-name="P843"><text:s text:c="6"/>return self.destinationCities[index]<text:tab/><text:tab/><text:tab/><text:tab/><text:tab/><text:tab/><text:tab/>1</text:p>
      <text:p text:style-name="P844"><text:s text:c="3"/></text:p>
      <text:p text:style-name="P845"><text:s text:c="3"/>def numberOfCities(self):</text:p>
      <text:p text:style-name="P846"><text:s text:c="6"/>return len(self.destinationCities)<text:tab/><text:tab/><text:tab/><text:tab/><text:tab/><text:tab/><text:tab/>1</text:p>
      <text:p text:style-name="P847"/>
      <text:p text:style-name="P848"/>
      <text:p text:style-name="P849">class Tour:</text:p>
      <text:p text:style-name="P850"><text:s text:c="3"/>def __init__(self, tourmanager, tour=None):</text:p>
      <text:p text:style-name="P851"><text:s text:c="6"/>global const<text:tab/><text:tab/><text:tab/><text:tab/><text:tab/><text:tab/><text:tab/><text:tab/><text:tab/>1</text:p>
      <text:p text:style-name="P852"><text:s text:c="6"/>self.tourmanager = tourmanager<text:tab/><text:tab/><text:tab/><text:tab/><text:tab/><text:tab/><text:tab/>1</text:p>
      <text:p text:style-name="P853"><text:s text:c="6"/>self.tour = []<text:tab/><text:tab/><text:tab/><text:tab/><text:tab/><text:tab/><text:tab/><text:tab/><text:tab/>1</text:p>
      <text:p text:style-name="P854"><text:s text:c="6"/>self.fitness = 0.0<text:tab/><text:tab/><text:tab/><text:tab/><text:tab/><text:tab/><text:tab/><text:tab/><text:tab/>1</text:p>
      <text:p text:style-name="P855"><text:s text:c="6"/>self.distance = 0<text:tab/><text:tab/><text:tab/><text:tab/><text:tab/><text:tab/><text:tab/><text:tab/><text:tab/>1</text:p>
      <text:p text:style-name="P856"><text:s text:c="6"/>const += 4<text:tab/><text:tab/><text:tab/><text:tab/><text:tab/><text:tab/><text:tab/><text:tab/><text:tab/><text:tab/>1</text:p>
      <text:p text:style-name="P857"><text:s text:c="6"/>if tour is not None:<text:tab/><text:tab/><text:tab/><text:tab/><text:tab/><text:tab/><text:tab/><text:tab/>1</text:p>
      <text:p text:style-name="P858"><text:s text:c="9"/>self.tour = tour<text:tab/><text:tab/><text:tab/><text:tab/><text:tab/><text:tab/><text:tab/><text:tab/><text:tab/>1</text:p>
      <text:p text:style-name="P859"><text:s text:c="9"/>const += 1<text:tab/><text:tab/><text:tab/><text:tab/><text:tab/><text:tab/><text:tab/><text:tab/><text:tab/>1</text:p>
      <text:p text:style-name="P860"><text:s text:c="6"/>else:<text:tab/><text:tab/><text:tab/><text:tab/><text:tab/><text:tab/><text:tab/><text:tab/><text:tab/><text:tab/>1</text:p>
      <text:p text:style-name="P861"><text:s text:c="9"/>for i in range(0, self.tourmanager.numberOfCities()):<text:tab/><text:tab/><text:tab/><text:tab/>n</text:p>
      <text:p text:style-name="P862"><text:s text:c="12"/>self.tour.append(None)<text:tab/><text:tab/><text:tab/><text:tab/><text:tab/><text:tab/><text:tab/>1</text:p>
      <text:p text:style-name="P863"><text:s text:c="12"/>const += 1<text:tab/><text:tab/><text:tab/><text:tab/><text:tab/><text:tab/><text:tab/><text:tab/><text:tab/>1</text:p>
      <text:p text:style-name="P864"><text:s text:c="3"/></text:p>
      <text:p text:style-name="P865"><text:s text:c="3"/>def __len__(self):</text:p>
      <text:p text:style-name="P866"><text:s text:c="6"/>return len(self.tour)<text:tab/><text:tab/><text:tab/><text:tab/><text:tab/><text:tab/><text:tab/><text:tab/>1</text:p>
      <text:p text:style-name="P867"><text:s text:c="3"/></text:p>
      <text:p text:style-name="P868"><text:s text:c="3"/>def __getitem__(self, index):</text:p>
      <text:p text:style-name="P869"><text:s text:c="6"/>return self.tour[index]<text:tab/><text:tab/><text:tab/><text:tab/><text:tab/><text:tab/><text:tab/><text:tab/>1</text:p>
      <text:p text:style-name="P870"><text:s text:c="3"/></text:p>
      <text:p text:style-name="P871"><text:s text:c="3"/>def __setitem__(self, key, value):</text:p>
      <text:p text:style-name="P872"><text:s text:c="6"/>self.tour[key] = value<text:tab/><text:tab/><text:tab/><text:tab/><text:tab/><text:tab/><text:tab/><text:tab/>1</text:p>
      <text:p text:style-name="P873"><text:s text:c="3"/></text:p>
      <text:p text:style-name="P874"><text:s text:c="3"/>def __repr__(self):</text:p>
      <text:p text:style-name="P875"><text:s text:c="6"/>global const<text:tab/><text:tab/><text:tab/><text:tab/><text:tab/><text:tab/><text:tab/><text:tab/><text:tab/>1</text:p>
      <text:p text:style-name="P876"><text:s text:c="6"/>geneString = "|"<text:tab/><text:tab/><text:tab/><text:tab/><text:tab/><text:tab/><text:tab/><text:tab/><text:tab/>1</text:p>
      <text:p text:style-name="P877"><text:s text:c="6"/>const +=<text:s/>1<text:tab/><text:tab/><text:tab/><text:tab/><text:tab/><text:tab/><text:tab/><text:tab/><text:tab/><text:tab/>1</text:p>
      <text:p text:style-name="P878"><text:s text:c="6"/>for i in range(0, self.tourSize()):<text:tab/><text:tab/><text:tab/><text:tab/><text:tab/><text:tab/><text:tab/>n</text:p>
      <text:p text:style-name="P879"><text:s text:c="9"/>geneString += str(self.getCity(i)) + "|"<text:tab/><text:tab/><text:tab/><text:tab/><text:tab/><text:tab/>1</text:p>
      <text:p text:style-name="P880"><text:s text:c="9"/>const += 1<text:tab/><text:tab/><text:tab/><text:tab/><text:tab/><text:tab/><text:tab/><text:tab/><text:tab/>1</text:p>
      <text:p text:style-name="P881"><text:s text:c="6"/>return geneString<text:tab/><text:tab/><text:tab/><text:tab/><text:tab/><text:tab/><text:tab/><text:tab/><text:tab/>1</text:p>
      <text:p text:style-name="P882"><text:s text:c="3"/></text:p>
      <text:p text:style-name="P883"><text:s text:c="3"/>def generateIndividual(self):</text:p>
      <text:p text:style-name="P884"><text:s text:c="6"/>global const<text:tab/><text:tab/><text:tab/><text:tab/><text:tab/><text:tab/><text:tab/><text:tab/><text:tab/>1</text:p>
      <text:p text:style-name="P885"><text:s text:c="6"/>for cityIndex in range(0, self.tourmanager.numberOfCities()):<text:tab/><text:tab/><text:tab/><text:tab/>n</text:p>
      <text:p text:style-name="P886"><text:s text:c="9"/>self.setCity(cityIndex, self.tourmanager.getCity(cityIndex))<text:tab/><text:tab/><text:tab/>1</text:p>
      <text:p text:style-name="P887"><text:s text:c="9"/>const += 1<text:tab/><text:tab/><text:tab/><text:tab/><text:tab/><text:tab/><text:tab/><text:tab/><text:tab/>1</text:p>
      <text:p text:style-name="P888"><text:s text:c="6"/>random.shuffle(self.tour)<text:tab/><text:tab/><text:tab/><text:tab/><text:tab/><text:tab/><text:tab/><text:tab/>1</text:p>
      <text:p text:style-name="P889"><text:s text:c="3"/></text:p>
      <text:p text:style-name="P890"><text:s text:c="3"/>def getCity(self, tourPosition):</text:p>
      <text:p text:style-name="P891"><text:s text:c="6"/>return self.tour[tourPosition]<text:tab/><text:tab/><text:tab/><text:tab/><text:tab/><text:tab/><text:tab/>1</text:p>
      <text:p text:style-name="P892"><text:s text:c="3"/></text:p>
      <text:p text:style-name="P893"><text:s text:c="3"/>def setCity(self, tourPosition, city):</text:p>
      <text:p text:style-name="P894"><text:s text:c="6"/>global const<text:tab/><text:tab/><text:tab/><text:tab/><text:tab/><text:tab/><text:tab/><text:tab/><text:tab/>1</text:p>
      <text:p text:style-name="P895"><text:s text:c="6"/>self.tour[tourPosition] = city<text:tab/><text:tab/><text:tab/><text:tab/><text:tab/><text:tab/><text:tab/>1</text:p>
      <text:p text:style-name="P896"><text:s text:c="6"/>self.fitness = 0.0<text:tab/><text:tab/><text:tab/><text:tab/><text:tab/><text:tab/><text:tab/><text:tab/><text:tab/>1</text:p>
      <text:p text:style-name="P897"><text:s text:c="6"/>self.distance = 0<text:tab/><text:tab/><text:tab/><text:tab/><text:tab/><text:tab/><text:tab/><text:tab/><text:tab/>1</text:p>
      <text:p text:style-name="P898"><text:s text:c="6"/>const += 3<text:tab/><text:tab/><text:tab/><text:tab/><text:tab/><text:tab/><text:tab/><text:tab/><text:tab/><text:tab/>1</text:p>
      <text:p text:style-name="P899"><text:s text:c="3"/></text:p>
      <text:p text:style-name="P900"><text:s text:c="3"/>def getFitness(self):</text:p>
      <text:p text:style-name="P901"><text:s text:c="6"/>global const<text:tab/><text:tab/><text:tab/><text:tab/><text:tab/><text:tab/><text:tab/><text:tab/><text:tab/>1</text:p>
      <text:p text:style-name="P902"><text:s text:c="6"/>if self.fitness == 0:<text:tab/><text:tab/><text:tab/><text:tab/><text:tab/><text:tab/><text:tab/><text:tab/>1</text:p>
      <text:p text:style-name="P903"><text:s text:c="9"/>self.fitness = 1/float(self.getDistance())<text:tab/><text:tab/><text:tab/><text:tab/><text:tab/>1</text:p>
      <text:p text:style-name="P904"><text:s text:c="9"/>const += 1<text:tab/><text:tab/><text:tab/><text:tab/><text:tab/><text:tab/><text:tab/><text:tab/><text:tab/>1</text:p>
      <text:p text:style-name="P905"><text:s text:c="6"/>return self.fitness<text:tab/><text:tab/><text:tab/><text:tab/><text:tab/><text:tab/><text:tab/><text:tab/><text:tab/>1</text:p>
      <text:p text:style-name="P906"><text:s text:c="3"/></text:p>
      <text:p text:style-name="P907"><text:s text:c="3"/>def getDistance(self):</text:p>
      <text:p text:style-name="P908"><text:s/><text:s text:c="5"/>global const<text:tab/><text:tab/><text:tab/><text:tab/><text:tab/><text:tab/><text:tab/><text:tab/><text:tab/>1</text:p>
      <text:p text:style-name="P909"><text:s text:c="6"/>if self.distance == 0:<text:tab/><text:tab/><text:tab/><text:tab/><text:tab/><text:tab/><text:tab/><text:tab/>1</text:p>
      <text:p text:style-name="P910"><text:s text:c="9"/>tourDistance = 0<text:tab/><text:tab/><text:tab/><text:tab/><text:tab/><text:tab/><text:tab/><text:tab/><text:tab/>1</text:p>
      <text:p text:style-name="P911"><text:s text:c="9"/>const += 1<text:tab/><text:tab/><text:tab/><text:tab/><text:tab/><text:tab/><text:tab/><text:tab/><text:tab/>1</text:p>
      <text:p text:style-name="P912"><text:s text:c="9"/>for cityIndex in range(0, self.tourSize()):<text:tab/><text:tab/><text:tab/><text:tab/><text:tab/>n</text:p>
      <text:p text:style-name="P913"><text:s text:c="12"/>fromCity = self.getCity(cityIndex)<text:tab/><text:tab/><text:tab/><text:tab/><text:tab/><text:tab/>1</text:p>
      <text:p text:style-name="P914"><text:s text:c="11"/><text:s/>destinationCity = None<text:tab/><text:tab/><text:tab/><text:tab/><text:tab/><text:tab/><text:tab/>1</text:p>
      <text:p text:style-name="P915"><text:s text:c="12"/>const += 2<text:tab/><text:tab/><text:tab/><text:tab/><text:tab/><text:tab/><text:tab/><text:tab/><text:tab/>1</text:p>
      <text:p text:style-name="P916"><text:s text:c="12"/>if cityIndex+1 &lt; self.tourSize():<text:tab/><text:tab/><text:tab/><text:tab/><text:tab/><text:tab/>1</text:p>
      <text:p text:style-name="P917"><text:s text:c="15"/>destinationCity = self.getCity(cityIndex+1)<text:tab/><text:tab/><text:tab/><text:tab/><text:tab/>1</text:p>
      <text:p text:style-name="P918"><text:s text:c="15"/>const += 1<text:tab/><text:tab/><text:tab/><text:tab/><text:tab/><text:tab/><text:tab/><text:tab/><text:tab/>1</text:p>
      <text:p text:style-name="P919"><text:s text:c="12"/>else:<text:tab/><text:tab/><text:tab/><text:tab/><text:tab/><text:tab/><text:tab/><text:tab/><text:tab/>1</text:p>
      <text:p text:style-name="P920"><text:s text:c="9"/><text:s text:c="6"/>destinationCity = self.getCity(0)<text:tab/><text:tab/><text:tab/><text:tab/><text:tab/><text:tab/>1</text:p>
      <text:p text:style-name="P921"><text:s text:c="15"/>const += 1<text:tab/><text:tab/><text:tab/><text:tab/><text:tab/><text:tab/><text:tab/><text:tab/><text:tab/>1</text:p>
      <text:p text:style-name="P922"><text:s text:c="12"/>tourDistance += fromCity.distanceTo(destinationCity)<text:tab/><text:tab/><text:tab/><text:tab/>1</text:p>
      <text:p text:style-name="P923"><text:s text:c="12"/>const += 1<text:tab/><text:tab/><text:tab/><text:tab/><text:tab/><text:tab/><text:tab/><text:tab/><text:tab/>1</text:p>
      <text:p text:style-name="P924"><text:s text:c="9"/>self.distance = tourDistance<text:tab/><text:tab/><text:tab/><text:tab/><text:tab/><text:tab/><text:tab/>1</text:p>
      <text:p text:style-name="P925"><text:s text:c="9"/>const += 1<text:tab/><text:tab/><text:tab/><text:tab/><text:tab/><text:tab/><text:tab/><text:tab/><text:tab/>1</text:p>
      <text:p text:style-name="P926"><text:s text:c="6"/>return self.distance<text:tab/><text:tab/><text:tab/><text:tab/><text:tab/><text:tab/><text:tab/><text:tab/>1</text:p>
      <text:p text:style-name="P927"><text:s text:c="3"/></text:p>
      <text:p text:style-name="P928"><text:s text:c="3"/>def tourSize(self):<text:tab/></text:p>
      <text:p text:style-name="P929"><text:s text:c="6"/>return len(self.tour)<text:tab/><text:tab/><text:tab/><text:tab/><text:tab/><text:tab/><text:tab/><text:tab/>1</text:p>
      <text:p text:style-name="P930"><text:s text:c="3"/></text:p>
      <text:p text:style-name="P931"><text:s text:c="3"/>def containsCity(self, city):</text:p>
      <text:p text:style-name="P932"><text:s text:c="6"/>return city in self.tour<text:tab/><text:tab/><text:tab/><text:tab/><text:tab/><text:tab/><text:tab/><text:tab/>1</text:p>
      <text:p text:style-name="P933"/>
      <text:p text:style-name="P934"/>
      <text:p text:style-name="P935">class Pop:</text:p>
      <text:p text:style-name="P936"><text:s text:c="3"/>def __init__(self, tourmanager, populationSize,<text:s/>initialise):<text:tab/><text:tab/><text:tab/></text:p>
      <text:p text:style-name="P937"><text:s text:c="6"/>global const<text:tab/><text:tab/><text:tab/><text:tab/><text:tab/><text:tab/><text:tab/><text:tab/><text:tab/>1</text:p>
      <text:p text:style-name="P938"><text:s text:c="6"/>self.tours = []<text:tab/><text:tab/><text:tab/><text:tab/><text:tab/><text:tab/><text:tab/><text:tab/><text:tab/>1</text:p>
      <text:p text:style-name="P939"><text:s text:c="6"/>for i in range(0, populationSize):<text:tab/><text:tab/><text:tab/><text:tab/><text:tab/><text:tab/><text:tab/>n</text:p>
      <text:p text:style-name="P940"><text:s text:c="9"/>self.tours.append(None)<text:tab/><text:tab/><text:tab/><text:tab/><text:tab/><text:tab/><text:tab/><text:tab/>1</text:p>
      <text:p text:style-name="P941"><text:s text:c="9"/>const += 1<text:tab/><text:tab/><text:tab/><text:tab/><text:tab/><text:tab/><text:tab/><text:tab/><text:tab/>1</text:p>
      <text:p text:style-name="P942"><text:s text:c="6"/></text:p>
      <text:p text:style-name="P943"><text:s text:c="6"/>if initialise:</text:p>
      <text:p text:style-name="P944"><text:s text:c="9"/>for i in range(0, populationSize):<text:tab/><text:tab/><text:tab/><text:tab/><text:tab/><text:tab/>n</text:p>
      <text:p text:style-name="P945"><text:s text:c="12"/>newTour = Tour(tourmanager)<text:tab/><text:tab/><text:tab/><text:tab/><text:tab/><text:tab/><text:tab/>1</text:p>
      <text:p text:style-name="P946"><text:s text:c="12"/>newTour.generateIndividual()<text:tab/><text:tab/><text:tab/><text:tab/><text:tab/><text:tab/><text:tab/>1</text:p>
      <text:p text:style-name="P947"><text:s text:c="12"/>self.saveTour(i, newTour)<text:tab/><text:tab/><text:tab/><text:tab/><text:tab/><text:tab/><text:tab/>1</text:p>
      <text:p text:style-name="P948"><text:s text:c="12"/>const += 3<text:tab/><text:tab/><text:tab/><text:tab/><text:tab/><text:tab/><text:tab/><text:tab/><text:tab/>1</text:p>
      <text:p text:style-name="P949"><text:s text:c="6"/></text:p>
      <text:p text:style-name="P950"><text:s text:c="3"/>def __setitem__(self, key, value):</text:p>
      <text:p text:style-name="P951"><text:s text:c="6"/>self.tours[key] = value<text:tab/><text:tab/><text:tab/><text:tab/><text:tab/><text:tab/><text:tab/><text:tab/>1</text:p>
      <text:p text:style-name="P952"><text:s text:c="3"/></text:p>
      <text:p text:style-name="P953"><text:s text:c="3"/>def __getitem__(self, index):</text:p>
      <text:p text:style-name="P954"><text:s text:c="6"/>return self.tours[index]<text:tab/><text:tab/><text:tab/><text:tab/><text:tab/><text:tab/><text:tab/><text:tab/>1</text:p>
      <text:p text:style-name="P955"><text:s text:c="3"/></text:p>
      <text:p text:style-name="P956"><text:s text:c="3"/>def saveTour(self, index, tour):</text:p>
      <text:p text:style-name="P957"><text:s text:c="6"/>self.tours[index] = tour<text:tab/><text:tab/><text:tab/><text:tab/><text:tab/><text:tab/><text:tab/><text:tab/>1</text:p>
      <text:p text:style-name="P958"><text:s text:c="3"/></text:p>
      <text:p text:style-name="P959"><text:s text:c="3"/>def getTour(self, index):</text:p>
      <text:p text:style-name="P960"><text:s text:c="6"/>return self.tours[index]<text:tab/><text:tab/><text:tab/><text:tab/><text:tab/><text:tab/><text:tab/><text:tab/>1</text:p>
      <text:p text:style-name="P961"><text:s text:c="3"/></text:p>
      <text:p text:style-name="P962"><text:s text:c="3"/>def getFittest(self):</text:p>
      <text:p text:style-name="P963"><text:s text:c="6"/>global const<text:tab/><text:tab/><text:tab/><text:tab/><text:tab/><text:tab/><text:tab/><text:tab/><text:tab/>1</text:p>
      <text:p text:style-name="P964"><text:s text:c="6"/>fittest = self.tours[0]<text:tab/><text:tab/><text:tab/><text:tab/><text:tab/><text:tab/><text:tab/><text:tab/>1</text:p>
      <text:p text:style-name="P965"><text:s text:c="6"/>const += 1<text:tab/><text:tab/><text:tab/><text:tab/><text:tab/><text:tab/><text:tab/><text:tab/><text:tab/><text:tab/>1</text:p>
      <text:p text:style-name="P966"><text:s text:c="6"/>for i in range(0, self.popSize()):<text:tab/><text:tab/><text:tab/><text:tab/><text:tab/><text:tab/><text:tab/>n</text:p>
      <text:p text:style-name="P967"><text:s text:c="9"/>if fittest.getFitness() &lt;= self.getTour(i).getFitness():<text:tab/><text:tab/><text:tab/><text:tab/>1</text:p>
      <text:p text:style-name="P968"><text:s text:c="11"/><text:s/>fittest = self.getTour(i)<text:tab/><text:tab/><text:tab/><text:tab/><text:tab/><text:tab/><text:tab/>1</text:p>
      <text:p text:style-name="P969"><text:s text:c="12"/>const += 1<text:tab/><text:tab/><text:tab/><text:tab/><text:tab/><text:tab/><text:tab/><text:tab/><text:tab/>1</text:p>
      <text:p text:style-name="P970"><text:s text:c="6"/>return fittest<text:tab/><text:tab/><text:tab/><text:tab/><text:tab/><text:tab/><text:tab/><text:tab/><text:tab/>1</text:p>
      <text:p text:style-name="P971"><text:s text:c="3"/></text:p>
      <text:p text:style-name="P972"><text:s text:c="3"/>def popSize(self):</text:p>
      <text:p text:style-name="P973"><text:s text:c="6"/>return len(self.tours)<text:tab/><text:tab/><text:tab/><text:tab/><text:tab/><text:tab/><text:tab/><text:tab/>1</text:p>
      <text:p text:style-name="P974"/>
      <text:p text:style-name="P975"/>
      <text:p text:style-name="P976">class GA:</text:p>
      <text:p text:style-name="P977"><text:s text:c="3"/>def __init__(self, tourmanager):</text:p>
      <text:p text:style-name="P978"><text:s text:c="6"/>global const<text:tab/><text:tab/><text:tab/><text:tab/><text:tab/><text:tab/><text:tab/><text:tab/><text:tab/>1</text:p>
      <text:p text:style-name="P979"><text:s text:c="6"/>self.tourmanager = tourmanager<text:tab/><text:tab/><text:tab/><text:tab/><text:tab/><text:tab/><text:tab/>1</text:p>
      <text:p text:style-name="P980"><text:s text:c="6"/>self.mutationRate = 0.015<text:tab/><text:tab/><text:tab/><text:tab/><text:tab/><text:tab/><text:tab/><text:tab/>1</text:p>
      <text:p text:style-name="P981"><text:s text:c="6"/>self.tournamentSize = 5<text:tab/><text:tab/><text:tab/><text:tab/><text:tab/><text:tab/><text:tab/><text:tab/>1</text:p>
      <text:p text:style-name="P982"><text:s text:c="6"/>self.elitism = True<text:tab/><text:tab/><text:tab/><text:tab/><text:tab/><text:tab/><text:tab/><text:tab/><text:tab/>1</text:p>
      <text:p text:style-name="P983"><text:s text:c="6"/>const += 4<text:tab/><text:tab/><text:tab/><text:tab/><text:tab/><text:tab/><text:tab/><text:tab/><text:tab/><text:tab/>1</text:p>
      <text:p text:style-name="P984"><text:s text:c="3"/></text:p>
      <text:p text:style-name="P985"><text:s text:c="3"/>def evolvePop(self, pop):</text:p>
      <text:p text:style-name="P986"><text:s text:c="6"/>global const<text:tab/><text:tab/><text:tab/><text:tab/><text:tab/><text:tab/><text:tab/><text:tab/><text:tab/>1</text:p>
      <text:p text:style-name="P987"><text:s text:c="6"/>newPopulation = Pop(self.tourmanager, pop.popSize(), False)<text:tab/><text:tab/><text:tab/><text:tab/>1</text:p>
      <text:p text:style-name="P988"><text:s text:c="6"/>elitismOffset = 0<text:tab/><text:tab/><text:tab/><text:tab/><text:tab/><text:tab/><text:tab/><text:tab/><text:tab/>1</text:p>
      <text:p text:style-name="P989"><text:s text:c="6"/>const += 2<text:tab/><text:tab/><text:tab/><text:tab/><text:tab/><text:tab/><text:tab/><text:tab/><text:tab/><text:tab/>1</text:p>
      <text:p text:style-name="P990"><text:s text:c="6"/>if self.elitism:<text:tab/><text:tab/><text:tab/><text:tab/><text:tab/><text:tab/><text:tab/><text:tab/><text:tab/>1</text:p>
      <text:p text:style-name="P991"><text:s text:c="9"/>newPopulation.saveTour(0, pop.getFittest())<text:tab/><text:tab/><text:tab/><text:tab/><text:tab/>1</text:p>
      <text:p text:style-name="P992"><text:s text:c="9"/>elitismOffset = 1<text:tab/><text:tab/><text:tab/><text:tab/><text:tab/><text:tab/><text:tab/><text:tab/>1</text:p>
      <text:p text:style-name="P993"><text:s/><text:s text:c="8"/>const += 2<text:tab/><text:tab/><text:tab/><text:tab/><text:tab/><text:tab/><text:tab/><text:tab/><text:tab/>1</text:p>
      <text:p text:style-name="P994"><text:s text:c="6"/></text:p>
      <text:p text:style-name="P995"><text:s text:c="6"/>for i in range(elitismOffset, newPopulation.popSize()):<text:tab/><text:tab/><text:tab/><text:tab/>n</text:p>
      <text:p text:style-name="P996"><text:s text:c="9"/>parent1 = self.tournamentSelection(pop)<text:tab/><text:tab/><text:tab/><text:tab/><text:tab/><text:tab/>1</text:p>
      <text:p text:style-name="P997"><text:s text:c="9"/>parent2 = self.tournamentSelection(pop)<text:tab/><text:tab/><text:tab/><text:tab/><text:tab/><text:tab/>1</text:p>
      <text:p text:style-name="P998"><text:s text:c="9"/>child = self.crossover(parent1,<text:s/>parent2)<text:tab/><text:tab/><text:tab/><text:tab/><text:tab/><text:tab/>1</text:p>
      <text:p text:style-name="P999"><text:s text:c="9"/>newPopulation.saveTour(i, child)<text:tab/><text:tab/><text:tab/><text:tab/><text:tab/><text:tab/><text:tab/>1</text:p>
      <text:p text:style-name="P1000"><text:s text:c="9"/>const += 4<text:tab/><text:tab/><text:tab/><text:tab/><text:tab/><text:tab/><text:tab/><text:tab/><text:tab/>1</text:p>
      <text:p text:style-name="P1001"><text:s text:c="6"/></text:p>
      <text:p text:style-name="P1002"><text:s text:c="6"/>for i in range(elitismOffset, newPopulation.popSize()):<text:tab/><text:tab/><text:tab/><text:tab/>n</text:p>
      <text:p text:style-name="P1003"><text:s text:c="9"/>self.mutate(newPopulation.getTour(i))<text:tab/><text:tab/><text:tab/><text:tab/><text:tab/><text:tab/>1</text:p>
      <text:p text:style-name="P1004"><text:s text:c="6"/></text:p>
      <text:p text:style-name="P1005"><text:s text:c="6"/>return newPopulation<text:tab/><text:tab/><text:tab/><text:tab/><text:tab/><text:tab/><text:tab/><text:tab/>1</text:p>
      <text:p text:style-name="P1006"><text:s text:c="3"/></text:p>
      <text:p text:style-name="P1007"><text:s text:c="3"/>def crossover(self, parent1, parent2):<text:tab/></text:p>
      <text:p text:style-name="P1008"><text:s text:c="6"/>global const<text:tab/><text:tab/><text:tab/><text:tab/><text:tab/><text:tab/><text:tab/><text:tab/><text:tab/>1</text:p>
      <text:p text:style-name="P1009"><text:s text:c="6"/>child = Tour(self.tourmanager)<text:tab/><text:tab/><text:tab/><text:tab/><text:tab/><text:tab/><text:tab/>1</text:p>
      <text:p text:style-name="P1010"><text:s text:c="6"/><text:tab/><text:tab/><text:tab/><text:tab/><text:tab/></text:p>
      <text:p text:style-name="P1011"><text:s text:c="6"/>startPos = int(random.random() * parent1.tourSize())<text:tab/><text:tab/><text:tab/><text:tab/><text:tab/>1</text:p>
      <text:p text:style-name="P1012"><text:s text:c="6"/>endPos = int(random.random() *<text:s/>parent1.tourSize())<text:tab/><text:tab/><text:tab/><text:tab/><text:tab/>1</text:p>
      <text:p text:style-name="P1013"><text:s text:c="6"/>const += 3<text:tab/><text:tab/><text:tab/><text:tab/><text:tab/><text:tab/><text:tab/><text:tab/><text:tab/><text:tab/>1</text:p>
      <text:p text:style-name="P1014"><text:s text:c="6"/></text:p>
      <text:p text:style-name="P1015"><text:s text:c="6"/>for i in range(0, child.tourSize()):<text:tab/><text:tab/><text:tab/><text:tab/><text:tab/><text:tab/><text:tab/>n</text:p>
      <text:p text:style-name="P1016"><text:s text:c="9"/>if startPos &lt; endPos and i &gt; startPos and i &lt; endPos:<text:tab/><text:tab/><text:tab/><text:tab/>1</text:p>
      <text:p text:style-name="P1017"><text:s text:c="12"/>child.setCity(i, parent1.getCity(i))<text:tab/><text:tab/><text:tab/><text:tab/><text:tab/><text:tab/>1</text:p>
      <text:p text:style-name="P1018"><text:s text:c="12"/>const +=<text:s/>1<text:tab/><text:tab/><text:tab/><text:tab/><text:tab/><text:tab/><text:tab/><text:tab/><text:tab/>1</text:p>
      <text:p text:style-name="P1019"><text:s text:c="9"/>elif startPos &gt; endPos:<text:tab/><text:tab/><text:tab/><text:tab/><text:tab/><text:tab/><text:tab/><text:tab/>1</text:p>
      <text:p text:style-name="P1020"><text:s text:c="12"/>if not (i &lt;<text:s/>startPos and i &gt; endPos):<text:tab/><text:tab/><text:tab/><text:tab/><text:tab/><text:tab/>1</text:p>
      <text:p text:style-name="P1021"><text:s text:c="15"/>child.setCity(i, parent1.getCity(i))<text:tab/><text:tab/><text:tab/><text:tab/><text:tab/>1</text:p>
      <text:p text:style-name="P1022"><text:s text:c="15"/>const += 1<text:tab/><text:tab/><text:tab/><text:tab/><text:tab/><text:tab/><text:tab/><text:tab/><text:tab/>1</text:p>
      <text:p text:style-name="P1023"><text:s text:c="6"/></text:p>
      <text:p text:style-name="P1024"><text:s text:c="6"/>for i in range(0, parent2.tourSize()):<text:tab/><text:tab/><text:tab/><text:tab/><text:tab/><text:tab/>n</text:p>
      <text:p text:style-name="P1025"><text:s text:c="9"/>if not child.containsCity(parent2.getCity(i)):<text:tab/><text:tab/><text:tab/><text:tab/><text:tab/>1</text:p>
      <text:p text:style-name="P1026"><text:s text:c="7"/><text:s text:c="5"/>for ii in range(0, child.tourSize()):<text:tab/><text:tab/><text:tab/><text:tab/><text:tab/><text:tab/>n</text:p>
      <text:p text:style-name="P1027"><text:s text:c="15"/>if child.getCity(ii) == None:<text:tab/><text:tab/><text:tab/><text:tab/><text:tab/><text:tab/>1</text:p>
      <text:p text:style-name="P1028"><text:s text:c="18"/>child.setCity(ii, parent2.getCity(i))<text:tab/><text:tab/><text:tab/><text:tab/><text:tab/>1</text:p>
      <text:p text:style-name="P1029"><text:s text:c="18"/>const += 1<text:tab/><text:tab/><text:tab/><text:tab/><text:tab/><text:tab/><text:tab/><text:tab/>1</text:p>
      <text:p text:style-name="P1030"><text:s text:c="18"/>break<text:tab/><text:tab/><text:tab/><text:tab/><text:tab/><text:tab/><text:tab/><text:tab/><text:tab/>1</text:p>
      <text:p text:style-name="P1031"><text:s text:c="6"/></text:p>
      <text:p text:style-name="P1032"><text:s text:c="6"/>return<text:s/>child<text:tab/><text:tab/><text:tab/><text:tab/><text:tab/><text:tab/><text:tab/><text:tab/><text:tab/>1</text:p>
      <text:p text:style-name="P1033"><text:s text:c="3"/></text:p>
      <text:p text:style-name="P1034"><text:s text:c="3"/>def mutate(self, tour):</text:p>
      <text:p text:style-name="P1035"><text:s text:c="6"/>global const<text:tab/><text:tab/><text:tab/><text:tab/><text:tab/><text:tab/><text:tab/><text:tab/><text:tab/>1</text:p>
      <text:p text:style-name="P1036"><text:s text:c="6"/>for tourPos1 in range(0, tour.tourSize()):<text:tab/><text:tab/><text:tab/><text:tab/><text:tab/><text:tab/>n</text:p>
      <text:p text:style-name="P1037"><text:s text:c="9"/>if random.random() &lt; self.mutationRate:<text:tab/><text:tab/><text:tab/><text:tab/><text:tab/><text:tab/>1</text:p>
      <text:p text:style-name="P1038"><text:s text:c="12"/>tourPos2 = int(tour.tourSize() * random.random())<text:tab/><text:tab/><text:tab/><text:tab/>1</text:p>
      <text:p text:style-name="P1039"><text:s text:c="12"/></text:p>
      <text:p text:style-name="P1040"><text:s text:c="12"/>city1 = tour.getCity(tourPos1)<text:tab/><text:tab/><text:tab/><text:tab/><text:tab/><text:tab/><text:tab/>1</text:p>
      <text:p text:style-name="P1041"><text:s text:c="12"/>city2 = tour.getCity(tourPos2)<text:tab/><text:tab/><text:tab/><text:tab/><text:tab/><text:tab/><text:tab/>1</text:p>
      <text:p text:style-name="P1042"><text:s text:c="12"/></text:p>
      <text:p text:style-name="P1043"><text:s text:c="12"/>tour.setCity(tourPos2, city1)<text:tab/><text:tab/><text:tab/><text:tab/><text:tab/><text:tab/><text:tab/>1</text:p>
      <text:p text:style-name="P1044"><text:s text:c="12"/>tour.setCity(tourPos1, city2)<text:tab/><text:tab/><text:tab/><text:tab/><text:tab/><text:tab/><text:tab/>1</text:p>
      <text:p text:style-name="P1045"><text:s text:c="12"/>const += 5<text:tab/><text:tab/><text:tab/><text:tab/><text:tab/><text:tab/><text:tab/><text:tab/><text:tab/>1</text:p>
      <text:p text:style-name="P1046"><text:s text:c="3"/></text:p>
      <text:p text:style-name="P1047"><text:s text:c="3"/>def tournamentSelection(self, pop):</text:p>
      <text:p text:style-name="P1048"><text:s text:c="6"/>global const<text:tab/><text:tab/><text:tab/><text:tab/><text:tab/><text:tab/><text:tab/><text:tab/><text:tab/>1</text:p>
      <text:p text:style-name="P1049"><text:s text:c="6"/>tournament = Pop(self.tourmanager, self.tournamentSize, False)<text:tab/><text:tab/><text:tab/>1</text:p>
      <text:p text:style-name="P1050"><text:s text:c="6"/>const += 1<text:tab/><text:tab/><text:tab/><text:tab/><text:tab/><text:tab/><text:tab/><text:tab/><text:tab/><text:tab/>1</text:p>
      <text:p text:style-name="P1051"><text:s text:c="6"/>for i in range(0, self.tournamentSize):<text:tab/><text:tab/><text:tab/><text:tab/><text:tab/><text:tab/>n</text:p>
      <text:p text:style-name="P1052"><text:s text:c="9"/>randomId = int(random.random() * pop.popSize())<text:tab/><text:tab/><text:tab/><text:tab/><text:tab/>1</text:p>
      <text:p text:style-name="P1053"><text:s text:c="9"/>tournament.saveTour(i, pop.getTour(randomId))<text:tab/><text:tab/><text:tab/><text:tab/><text:tab/>1</text:p>
      <text:p text:style-name="P1054"><text:s text:c="9"/>const += 2<text:tab/><text:tab/><text:tab/><text:tab/><text:tab/><text:tab/><text:tab/><text:tab/><text:tab/>1</text:p>
      <text:p text:style-name="P1055"><text:s text:c="6"/>fittest = tournament.getFittest()<text:tab/><text:tab/><text:tab/><text:tab/><text:tab/><text:tab/><text:tab/>1</text:p>
      <text:p text:style-name="P1056"><text:s text:c="6"/>const += 1<text:tab/><text:tab/><text:tab/><text:tab/><text:tab/><text:tab/><text:tab/><text:tab/><text:tab/><text:tab/>1</text:p>
      <text:p text:style-name="P1057"><text:s text:c="6"/>return fittest<text:tab/><text:tab/><text:tab/><text:tab/><text:tab/><text:tab/><text:tab/><text:tab/><text:tab/>1</text:p>
      <text:p text:style-name="P1058"/>
      <text:p text:style-name="P1059">def main(amount):</text:p>
      <text:p text:style-name="P1060"><text:s/><text:s text:c="3"/>global const<text:tab/><text:tab/><text:tab/><text:tab/><text:tab/><text:tab/><text:tab/><text:tab/><text:tab/><text:tab/>1</text:p>
      <text:p text:style-name="P1061"><text:s text:c="4"/>const = 0;<text:tab/><text:tab/><text:tab/><text:tab/><text:tab/><text:tab/><text:tab/><text:tab/><text:tab/><text:tab/>1</text:p>
      <text:p text:style-name="P1062"><text:s text:c="4"/>time1 = time.time()<text:tab/><text:tab/><text:tab/><text:tab/><text:tab/><text:tab/><text:tab/><text:tab/><text:tab/>1</text:p>
      <text:p text:style-name="P1063"><text:s text:c="4"/>print "-----------------------\n"<text:tab/><text:tab/><text:tab/><text:tab/><text:tab/><text:tab/><text:tab/>1</text:p>
      <text:p text:style-name="P1064"><text:s text:c="4"/>print "Miestu skaicius: "<text:s/>+ str(amount) + "\n"<text:tab/><text:tab/><text:tab/><text:tab/><text:tab/><text:tab/>1</text:p>
      <text:p text:style-name="P1065"><text:s text:c="4"/>tourmanager = TourManager()<text:tab/><text:tab/><text:tab/><text:tab/><text:tab/><text:tab/><text:tab/><text:tab/>1</text:p>
      <text:p text:style-name="P1066"><text:s text:c="4"/>const += 2<text:tab/><text:tab/><text:tab/><text:tab/><text:tab/><text:tab/><text:tab/><text:tab/><text:tab/><text:tab/>1</text:p>
      <text:p text:style-name="P1067"><text:s text:c="4"/>for i in range(0, amount):<text:tab/><text:tab/><text:tab/><text:tab/><text:tab/><text:tab/><text:tab/><text:tab/>n</text:p>
      <text:p text:style-name="P1068"><text:s text:c="8"/>tourmanager.addCity(City(randint(1, 1000), randint(1, 1000)))<text:tab/><text:tab/><text:tab/>1</text:p>
      <text:p text:style-name="P1069"><text:s text:c="8"/>const += 1<text:tab/><text:tab/><text:tab/><text:tab/><text:tab/><text:tab/><text:tab/><text:tab/><text:tab/>1</text:p>
      <text:p text:style-name="P1070"><text:s text:c="3"/></text:p>
      <text:p text:style-name="P1071"><text:s text:c="4"/>pop =<text:s/>Pop(tourmanager, 50, True);<text:tab/><text:tab/><text:tab/><text:tab/><text:tab/><text:tab/><text:tab/>1</text:p>
      <text:p text:style-name="P1072"><text:s text:c="4"/>print "Pradinis atstumas: " + str(pop.getFittest().getDistance())<text:tab/><text:tab/><text:tab/>1</text:p>
      <text:p text:style-name="P1073"><text:s text:c="3"/></text:p>
      <text:p text:style-name="P1074"><text:s text:c="4"/>ga = GA(tourmanager)<text:tab/><text:tab/><text:tab/><text:tab/><text:tab/><text:tab/><text:tab/><text:tab/><text:tab/>1</text:p>
      <text:p text:style-name="P1075"><text:s text:c="4"/>pop = ga.evolvePop(pop)<text:tab/><text:tab/><text:tab/><text:tab/><text:tab/><text:tab/><text:tab/><text:tab/>1</text:p>
      <text:p text:style-name="P1076"><text:s text:c="4"/>const += 4<text:tab/><text:tab/><text:tab/><text:tab/><text:tab/><text:tab/><text:tab/><text:tab/><text:tab/><text:tab/>1</text:p>
      <text:p text:style-name="P1077"><text:s text:c="4"/>for i in range(0, 100):<text:tab/><text:tab/><text:tab/><text:tab/><text:tab/><text:tab/><text:tab/><text:tab/>n</text:p>
      <text:p text:style-name="P1078"><text:s text:c="7"/><text:s/>pop = ga.evolvePop(pop)<text:tab/><text:tab/><text:tab/><text:tab/><text:tab/><text:tab/><text:tab/><text:tab/>1</text:p>
      <text:p text:style-name="P1079"><text:s text:c="8"/>const += 1<text:tab/><text:tab/><text:tab/><text:tab/><text:tab/><text:tab/><text:tab/><text:tab/><text:tab/>1</text:p>
      <text:p text:style-name="P1080"><text:s text:c="3"/></text:p>
      <text:p text:style-name="P1081"><text:s text:c="4"/>print "Pabaigta"<text:tab/><text:tab/><text:tab/><text:tab/><text:tab/><text:tab/><text:tab/><text:tab/><text:tab/>1</text:p>
      <text:p text:style-name="P1082"><text:s text:c="4"/>print "Galutinis atstumas: " + str(pop.getFittest().getDistance())<text:tab/><text:tab/><text:tab/>1</text:p>
      <text:p text:style-name="P1083"><text:s text:c="4"/>print "Sprendimas:"<text:tab/><text:tab/><text:tab/><text:tab/><text:tab/><text:tab/><text:tab/><text:tab/><text:tab/>1</text:p>
      <text:p text:style-name="P1084"><text:s text:c="4"/>print pop.getFittest()<text:tab/><text:tab/><text:tab/><text:tab/><text:tab/><text:tab/><text:tab/><text:tab/>1</text:p>
      <text:p text:style-name="P1085"><text:s text:c="4"/>const +=<text:s/>4<text:tab/><text:tab/><text:tab/><text:tab/><text:tab/><text:tab/><text:tab/><text:tab/><text:tab/><text:tab/>1</text:p>
      <text:p text:style-name="P1086"><text:s text:c="4"/>time2 = time.time()<text:tab/><text:tab/><text:tab/><text:tab/><text:tab/><text:tab/><text:tab/><text:tab/><text:tab/>1</text:p>
      <text:p text:style-name="P1087"><text:s text:c="4"/>skirtumas = time2 – time1<text:tab/><text:tab/><text:tab/><text:tab/><text:tab/><text:tab/><text:tab/><text:tab/>1</text:p>
      <text:p text:style-name="P1088"><text:s text:c="4"/>print "Bendras uztruktas laikas sekundemis: %(time)s" %{'time': skirtumas}<text:tab/><text:tab/>1</text:p>
      <text:p text:style-name="P1089"><text:s text:c="4"/>print "Eiluciu kiekis: %(const)s" %{'const': const}<text:tab/><text:tab/><text:tab/><text:tab/><text:tab/>1</text:p>
      <text:p text:style-name="P1090"/>
      <text:p text:style-name="P1091">if __name__ == '__main__':</text:p>
      <text:p text:style-name="P1092"><text:s text:c="3"/>main(20)</text:p>
      <text:p text:style-name="P1093"><text:s text:c="3"/>main(40)</text:p>
      <text:p text:style-name="P1094"><text:s text:c="3"/>main(60)</text:p>
      <text:p text:style-name="P1095"><text:s text:c="3"/>main(80)</text:p>
      <text:p text:style-name="P1096"><text:s text:c="3"/>main(120)</text:p>
      <text:p text:style-name="P1097"><text:s text:c="3"/>main(140)</text:p>
      <text:p text:style-name="P1098"><text:s text:c="3"/>main(160)</text:p>
      <text:p text:style-name="P1099"><text:s text:c="3"/>main(180)</text:p>
      <text:p text:style-name="P1100"><text:span text:style-name="T1101"><text:s text:c="3"/>main(200)</text:span></text:p>
      <text:p text:style-name="P1102"/>
      <text:p text:style-name="Standard"><text:span text:style-name="T1103">T(n) = 152 + 6n^2</text:span></text:p>
      <text:p text:style-name="Standard"><text:span text:style-name="T1104">Taikant pradinę teoriją, gauname:</text:span></text:p>
      <text:p text:style-name="Standard"><text:span text:style-name="T1105">T(n) = O(n^2)</text:span></text:p>
      <text:p text:style-name="Standard"><text:span text:style-name="T1106">Algoritmo ekspermentinis tyrimas</text:span></text:p>
      <text:p text:style-name="Standard"><text:span text:style-name="T1107">Algoritmas testuojamas rikiuojant<text:s/></text:span><text:span text:style-name="T1108">sveikuosius skaičius. Buvo sugeneruota daug atsitiktinių skaičių nuo pat 20 iki 200 skaičių. Reikšmių imtis nuo 1 iki 1000</text:span></text:p>
      <text:p text:style-name="Standard"/>
      <text:p text:style-name="Standard"><text:span text:style-name="T1109">Atlikus tyrimą – gauti tokie rezultatai:</text:span></text:p>
      <table:table table:style-name="Table1110">
        <table:table-columns>
          <table:table-column table:style-name="TableColumn1111"/>
          <table:table-column table:style-name="TableColumn1112"/>
          <table:table-column table:style-name="TableColumn1113"/>
        </table:table-columns>
        <table:table-row table:style-name="TableRow1114">
          <table:table-cell table:style-name="TableCell1115" table:number-rows-spanned="2">
            <text:p text:style-name="P1116"><text:span text:style-name="T1117">Elementų sk.</text:span></text:p>
          </table:table-cell>
          <table:table-cell table:style-name="TableCell1118" table:number-columns-spanned="2">
            <text:p text:style-name="P1119"/>
          </table:table-cell>
          <table:covered-table-cell/>
        </table:table-row>
        <table:table-row table:style-name="TableRow1120">
          <table:covered-table-cell>
            <text:p text:style-name="Normal"/>
          </table:covered-table-cell>
          <table:table-cell table:style-name="TableCell1121">
            <text:p text:style-name="P1122"><text:span text:style-name="T1123">Trukmė (s)</text:span></text:p>
          </table:table-cell>
          <table:table-cell table:style-name="TableCell1124">
            <text:p text:style-name="P1125"><text:span text:style-name="T1126">Operacijų sk.</text:span></text:p>
          </table:table-cell>
        </table:table-row>
        <table:table-row table:style-name="TableRow1127">
          <table:table-cell table:style-name="TableCell1128">
            <text:p text:style-name="TableContents"><text:span text:style-name="T1129">20</text:span></text:p>
          </table:table-cell>
          <table:table-cell table:style-name="TableCell1130">
            <text:p text:style-name="P1131"><text:span text:style-name="T1132">3.89</text:span></text:p>
          </table:table-cell>
          <table:table-cell table:style-name="TableCell1133">
            <text:p text:style-name="P1134"><text:span text:style-name="T1135">1508356</text:span></text:p>
          </table:table-cell>
        </table:table-row>
        <table:table-row table:style-name="TableRow1136">
          <table:table-cell table:style-name="TableCell1137">
            <text:p text:style-name="TableContents"><text:span text:style-name="T1138">40</text:span></text:p>
          </table:table-cell>
          <table:table-cell table:style-name="TableCell1139">
            <text:p text:style-name="P1140"><text:span text:style-name="T1141">30.51</text:span></text:p>
          </table:table-cell>
          <table:table-cell table:style-name="TableCell1142">
            <text:p text:style-name="P1143"><text:span text:style-name="T1144">3925905</text:span></text:p>
          </table:table-cell>
        </table:table-row>
        <table:table-row table:style-name="TableRow1145">
          <table:table-cell table:style-name="TableCell1146">
            <text:p text:style-name="TableContents"><text:span text:style-name="T1147">60</text:span></text:p>
          </table:table-cell>
          <table:table-cell table:style-name="TableCell1148">
            <text:p text:style-name="P1149"><text:span text:style-name="T1150">116.71</text:span></text:p>
          </table:table-cell>
          <table:table-cell table:style-name="TableCell1151">
            <text:p text:style-name="P1152"><text:span text:style-name="T1153">7571729</text:span></text:p>
          </table:table-cell>
        </table:table-row>
        <table:table-row table:style-name="TableRow1154">
          <table:table-cell table:style-name="TableCell1155">
            <text:p text:style-name="TableContents"><text:span text:style-name="T1156">80</text:span></text:p>
          </table:table-cell>
          <table:table-cell table:style-name="TableCell1157">
            <text:p text:style-name="P1158"><text:span text:style-name="T1159">286.59</text:span></text:p>
          </table:table-cell>
          <table:table-cell table:style-name="TableCell1160">
            <text:p text:style-name="P1161"><text:span text:style-name="T1162">12439132</text:span></text:p>
          </table:table-cell>
        </table:table-row>
        <table:table-row table:style-name="TableRow1163">
          <table:table-cell table:style-name="TableCell1164">
            <text:p text:style-name="TableContents"><text:span text:style-name="T1165">100</text:span></text:p>
          </table:table-cell>
          <table:table-cell table:style-name="TableCell1166">
            <text:p text:style-name="P1167"><text:span text:style-name="T1168">729.91</text:span></text:p>
          </table:table-cell>
          <table:table-cell table:style-name="TableCell1169">
            <text:p text:style-name="P1170"><text:span text:style-name="T1171">19735731</text:span></text:p>
          </table:table-cell>
        </table:table-row>
        <table:table-row table:style-name="TableRow1172">
          <table:table-cell table:style-name="TableCell1173">
            <text:p text:style-name="TableContents"><text:span text:style-name="T1174">120</text:span></text:p>
          </table:table-cell>
          <table:table-cell table:style-name="TableCell1175">
            <text:p text:style-name="P1176"><text:span text:style-name="T1177">1504</text:span></text:p>
          </table:table-cell>
          <table:table-cell table:style-name="TableCell1178">
            <text:p text:style-name="P1179"><text:span text:style-name="T1180">28245702</text:span></text:p>
          </table:table-cell>
        </table:table-row>
        <table:table-row table:style-name="TableRow1181">
          <table:table-cell table:style-name="TableCell1182">
            <text:p text:style-name="TableContents"><text:span text:style-name="T1183">140</text:span></text:p>
          </table:table-cell>
          <table:table-cell table:style-name="TableCell1184">
            <text:p text:style-name="P1185"><text:span text:style-name="T1186">2749</text:span></text:p>
          </table:table-cell>
          <table:table-cell table:style-name="TableCell1187">
            <text:p text:style-name="P1188"><text:span text:style-name="T1189">37975453</text:span></text:p>
          </table:table-cell>
        </table:table-row>
        <table:table-row table:style-name="TableRow1190">
          <table:table-cell table:style-name="TableCell1191">
            <text:p text:style-name="TableContents"><text:span text:style-name="T1192">160</text:span></text:p>
          </table:table-cell>
          <table:table-cell table:style-name="TableCell1193">
            <text:p text:style-name="P1194"><text:span text:style-name="T1195">4560</text:span></text:p>
          </table:table-cell>
          <table:table-cell table:style-name="TableCell1196">
            <text:p text:style-name="P1197"><text:span text:style-name="T1198">48921895</text:span></text:p>
          </table:table-cell>
        </table:table-row>
        <table:table-row table:style-name="TableRow1199">
          <table:table-cell table:style-name="TableCell1200">
            <text:p text:style-name="TableContents"><text:span text:style-name="T1201">180</text:span></text:p>
          </table:table-cell>
          <table:table-cell table:style-name="TableCell1202">
            <text:p text:style-name="P1203"><text:span text:style-name="T1204">7117</text:span></text:p>
          </table:table-cell>
          <table:table-cell table:style-name="TableCell1205">
            <text:p text:style-name="P1206"><text:span text:style-name="T1207">61085461</text:span></text:p>
          </table:table-cell>
        </table:table-row>
        <table:table-row table:style-name="TableRow1208">
          <table:table-cell table:style-name="TableCell1209">
            <text:p text:style-name="TableContents"><text:span text:style-name="T1210">200</text:span></text:p>
          </table:table-cell>
          <table:table-cell table:style-name="TableCell1211">
            <text:p text:style-name="P1212"><text:span text:style-name="T1213">10702</text:span></text:p>
          </table:table-cell>
          <table:table-cell table:style-name="TableCell1214">
            <text:p text:style-name="P1215"><text:span text:style-name="T1216">74461114</text:span></text:p>
          </table:table-cell>
        </table:table-row>
      </table:table>
      <text:p text:style-name="Standard"><text:span text:style-name="T1217">Laiko trukmė pagal elementų kiekį</text:span></text:p>
      <text:p text:style-name="Standard"><text:span text:style-name="T1218"><draw:frame draw:style-name="a4" draw:name="Chart 3" text:anchor-type="as-char" svg:x="0in" svg:y="0in" svg:width="6in" svg:height="3.5in" style:rel-width="scale" style:rel-height="scale"><draw:object xlink:href="Object 5/" xlink:type="simple" xlink:show="embed" xlink:actuate="onLoad"/><svg:title/><svg:desc/></draw:frame></text:span></text:p>
      <text:p text:style-name="P1219">Operacijų sk. pagal elementų kiekį</text:p>
      <text:p text:style-name="P1220"><text:span text:style-name="T1221"><draw:frame draw:style-name="a5" draw:name="Chart 4" text:anchor-type="as-char" svg:x="0in" svg:y="0in" svg:width="6in" svg:height="3.5in" style:rel-width="scale" style:rel-height="scale"><draw:object xlink:href="Object 6/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onospace" svg:font-family="Monospace" style:font-family-generic="system" style:font-pitch="fixed"/>
    <style:font-face style:name="sans-serif" svg:font-family="sans-serif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lt" fo:country="L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fo:widows="2" fo:orphans="2" style:vertical-align="auto">
        <style:tab-stops>
          <style:tab-stop style:type="left" style:position="0.4923in"/>
        </style:tab-stops>
      </style:paragraph-properties>
      <style:text-properties style:font-name="Calibri" style:font-name-asian="Times New Roman" style:font-name-complex="Times New Roman" fo:color="#00000A" fo:font-size="11pt" style:font-size-asian="11pt" style:font-size-complex="11pt" fo:language="en" fo:country="US" style:language-asian="en" style:country-asian="US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utvydas </meta:initial-creator>
    <dc:creator>petkus09@gmail.com</dc:creator>
    <meta:creation-date>2013-12-17T20:16:00Z</meta:creation-date>
    <dc:date>2013-12-17T20:14:00Z</dc:date>
    <meta:template xlink:href="Normal.dotm" xlink:type="simple"/>
    <meta:editing-cycles>4</meta:editing-cycles>
    <meta:editing-duration>PT2760S</meta:editing-duration>
    <meta:document-statistic meta:page-count="1" meta:paragraph-count="30" meta:word-count="9708" meta:character-count="15213" meta:row-count="46" meta:non-whitespace-character-count="5535"/>
  </office:meta>
</office:document-meta>
</file>

<file path=Object 1/content.xml><?xml version="1.0" encoding="utf-8"?>
<mml:math xmlns:mml="http://www.w3.org/1998/Math/MathML" xmlns:m="http://schemas.openxmlformats.org/officeDocument/2006/math">
  <mml:mi>O</mml:mi>
  <mml:mfenced separators="|">
    <mml:mrow>
      <mml:mi>n</mml:mi>
      <mml:mi>*</mml:mi>
      <mml:mi>C</mml:mi>
    </mml:mrow>
  </mml:mfenced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Laikas(s)</text:p>
            </chart:title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rukmė (s)</text:p>
              </table:table-cell>
            </table:table-row>
          </table:table-header-rows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2.0000000000000001E-4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6.9999999999999999E-4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1.4E-3"/>
          </table:table-row>
          <table:table-row>
            <table:table-cell office:value-type="string">
              <text:p>500</text:p>
            </table:table-cell>
            <table:table-cell office:value-type="float" office:value="500"/>
            <table:table-cell office:value-type="float" office:value="5.4999999999999997E-3"/>
          </table:table-row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7.6E-3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1.43E-2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4.0599999999999997E-2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7.6399999999999996E-2"/>
          </table:table-row>
          <table:table-row>
            <table:table-cell office:value-type="string">
              <text:p>20000</text:p>
            </table:table-cell>
            <table:table-cell office:value-type="float" office:value="20000"/>
            <table:table-cell office:value-type="float" office:value="0.14580000000000001"/>
          </table:table-row>
          <table:table-row>
            <table:table-cell office:value-type="string">
              <text:p>50000</text:p>
            </table:table-cell>
            <table:table-cell office:value-type="float" office:value="50000"/>
            <table:table-cell office:value-type="float" office:value="0.38669999999999999"/>
          </table:table-row>
          <table:table-row>
            <table:table-cell office:value-type="string">
              <text:p>100000</text:p>
            </table:table-cell>
            <table:table-cell office:value-type="float" office:value="100000"/>
            <table:table-cell office:value-type="float" office:value="0.7977999999999999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Operacijų sk.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Operacijų sk</text:p>
            </chart:title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Operacijų sk.</text:p>
              </table:table-cell>
            </table:table-row>
          </table:table-header-rows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216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1016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2016"/>
          </table:table-row>
          <table:table-row>
            <table:table-cell office:value-type="string">
              <text:p>500</text:p>
            </table:table-cell>
            <table:table-cell office:value-type="float" office:value="500"/>
            <table:table-cell office:value-type="float" office:value="5016"/>
          </table:table-row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10016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20016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50016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100016"/>
          </table:table-row>
          <table:table-row>
            <table:table-cell office:value-type="string">
              <text:p>20000</text:p>
            </table:table-cell>
            <table:table-cell office:value-type="float" office:value="20000"/>
            <table:table-cell office:value-type="float" office:value="200016"/>
          </table:table-row>
          <table:table-row>
            <table:table-cell office:value-type="string">
              <text:p>50000</text:p>
            </table:table-cell>
            <table:table-cell office:value-type="float" office:value="50000"/>
            <table:table-cell office:value-type="float" office:value="500016"/>
          </table:table-row>
          <table:table-row>
            <table:table-cell office:value-type="string">
              <text:p>100000</text:p>
            </table:table-cell>
            <table:table-cell office:value-type="float" office:value="100000"/>
            <table:table-cell office:value-type="float" office:value="100001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mml:math xmlns:mml="http://www.w3.org/1998/Math/MathML" xmlns:m="http://schemas.openxmlformats.org/officeDocument/2006/math">
  <mml:mi>O</mml:mi>
  <mml:mfenced separators="|">
    <mml:mrow>
      <mml:msup>
        <mml:mrow>
          <mml:mi>n</mml:mi>
        </mml:mrow>
        <mml:mrow>
          <mml:mn>2</mml:mn>
        </mml:mrow>
      </mml:msup>
    </mml:mrow>
  </mml:mfenced>
</mml:math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Laikas(s)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</table:table-row>
          </table:table-header-rows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.89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30.51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116.71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286.58999999999997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729.91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1504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2749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4560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7117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1070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Elementų sk.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Operacijų sk.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Y-Values</text:p>
              </table:table-cell>
            </table:table-row>
          </table:table-header-rows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1508356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3925905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7571729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12439132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19735731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28245702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37975453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48921895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61085461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7446111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